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3.189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31cm" fo:break-before="auto" style:use-optimal-row-height="true"/>
    </style:style>
    <style:style style:name="ro3" style:family="table-row">
      <style:table-row-properties style:row-height="1.249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4.791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5.186cm" fo:break-before="auto" style:use-optimal-row-height="true"/>
    </style:style>
    <style:style style:name="ro18" style:family="table-row">
      <style:table-row-properties style:row-height="1.1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style:font-name="나눔고딕" style:font-name-asian="나눔고딕1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00b8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style:font-name="나눔고딕" style:font-name-asian="나눔고딕1" style:font-name-complex="FreeSans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47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5e11a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0066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355e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color="#ff0000"/>
    </style:style>
    <style:style style:name="ce23" style:family="table-cell" style:parent-style-name="Default">
      <style:text-properties fo:color="#ff0000" style:font-name="나눔고딕" style:font-name-asian="나눔고딕1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26" style:family="table-cell" style:parent-style-name="Default" style:data-style-name="N149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>
      <style:text-properties fo:color="#ff0000" style:font-name="나눔고딕" fo:font-weight="bold" style:font-name-asian="나눔고딕1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00b8ff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34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35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3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37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38" style:family="table-cell" style:parent-style-name="Default">
      <style:text-properties fo:color="#0000ff" style:font-name="나눔고딕" fo:font-weight="bold" style:font-name-asian="나눔고딕1" style:font-weight-asian="bold" style:font-name-complex="FreeSans" style:font-weight-complex="bold"/>
    </style:style>
    <style:style style:name="ce39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40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41" style:family="table-cell" style:parent-style-name="Default">
      <style:table-cell-properties fo:background-color="#5e11a6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42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4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44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45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46" style:family="table-cell" style:parent-style-name="Default">
      <style:table-cell-properties fo:background-color="#0099ff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나눔고딕" style:font-name-asian="나눔고딕1" style:font-name-complex="FreeSans"/>
    </style:style>
  </office:automatic-styles>
  <office:body>
    <office:spreadsheet>
      <table:table table:name="Decoding" table:style-name="ta1">
        <table:table-column table:style-name="co1" table:number-columns-repeated="3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tream[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Stream[1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Stream[2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Stream[3]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 table:number-columns-spanned="8" table:number-rows-spanned="1">
            <text:p>0x55sub_protocol values are 0..31Stream contains channels</text:p>
            <text:p>0x54sub_protocol values are 32..63Stream contains channels</text:p>
            <text:p>0x57sub_protocol values are 0..31Stream contains failsafe</text:p>
            <text:p>0x56sub_protocol values are 32..63Stream contains failsafe</text:p>
          </table:table-cell>
          <table:covered-table-cell table:number-columns-repeated="7"/>
          <table:table-cell table:style-name="ce24" office:value-type="string" calcext:value-type="string">
            <text:p>BindBit</text:p>
            <text:p>1=Bind</text:p>
            <text:p>0=No</text:p>
          </table:table-cell>
          <table:table-cell table:style-name="ce24" office:value-type="string" calcext:value-type="string">
            <text:p>AutoBindBit</text:p>
            <text:p>1=Yes</text:p>
            <text:p>0=No</text:p>
          </table:table-cell>
          <table:table-cell table:style-name="ce24" office:value-type="string" calcext:value-type="string">
            <text:p>RangeCheck</text:p>
            <text:p>1=Yes</text:p>
            <text:p>0=No</text:p>
          </table:table-cell>
          <table:table-cell table:style-name="ce27" office:value-type="string" calcext:value-type="string" table:number-columns-spanned="5" table:number-rows-spanned="1">
            <text:p>Sub_protocol</text:p>
          </table:table-cell>
          <table:covered-table-cell table:number-columns-repeated="4"/>
          <table:table-cell table:style-name="ce29" office:value-type="string" calcext:value-type="string">
            <text:p>Power</text:p>
            <text:p>0=High</text:p>
            <text:p>1=Low</text:p>
          </table:table-cell>
          <table:table-cell table:style-name="ce28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27" office:value-type="string" calcext:value-type="string" table:number-columns-spanned="4" table:number-rows-spanned="1">
            <text:p>RxNum</text:p>
          </table:table-cell>
          <table:covered-table-cell table:number-columns-repeated="3"/>
          <table:table-cell table:number-columns-repeated="64"/>
        </table:table-row>
        <table:table-row table:style-name="ro3">
          <table:table-cell table:number-columns-repeated="11"/>
          <table:table-cell table:style-name="ce28" office:value-type="string" calcext:value-type="string" table:number-columns-spanned="5" table:number-rows-spanned="1">
            <text:p>Symax = 10</text:p>
          </table:table-cell>
          <table:covered-table-cell table:number-columns-repeated="4"/>
          <table:table-cell/>
          <table:table-cell table:style-name="ce29" office:value-type="string" calcext:value-type="string" table:number-columns-spanned="3" table:number-rows-spanned="1">
            <text:p>sub_protocol == SYMAX</text:p>
            <text:p>SYMAX = 0</text:p>
            <text:p>SYMAX5C = 1</text:p>
          </table:table-cell>
          <table:covered-table-cell table:number-columns-repeated="2"/>
          <table:table-cell table:number-columns-repeated="4"/>
          <table:table-cell table:style-name="ce28" office:value-type="string" calcext:value-type="string" table:number-columns-spanned="8" table:number-rows-spanned="1">
            <text:p>-128..127</text:p>
          </table:table-cell>
          <table:covered-table-cell table:number-columns-repeated="7"/>
          <table:table-cell table:number-columns-repeated="56"/>
        </table:table-row>
        <table:table-row table:style-name="ro1">
          <table:table-cell table:number-columns-repeated="33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number-columns-repeated="53"/>
        </table:table-row>
        <table:table-row table:style-name="ro1">
          <table:table-cell table:number-columns-repeated="9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number-columns-repeated="77"/>
        </table:table-row>
        <table:table-row table:style-name="ro1">
          <table:table-cell table:style-name="ce1" office:value-type="string" calcext:value-type="string" table:number-columns-spanned="8" table:number-rows-spanned="1">
            <text:p>Stream[4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0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5" table:formula="of:=HEX2DEC(&quot;0&quot;)" office:value-type="float" office:value="0" calcext:value-type="float">
            <text:p>0</text:p>
          </table:table-cell>
          <table:table-cell table:style-name="ce26" table:formula="of:=DEC2HEX([.J9])" office:value-type="string" office:string-value="0" calcext:value-type="string">
            <text:p>0</text:p>
          </table:table-cell>
          <table:table-cell table:number-columns-repeated="5"/>
          <table:table-cell table:style-name="ce2" table:formula="of:=BITRSHIFT(BITAND([.J9]; BITLSHIFT(1;7)); 7)" office:value-type="float" office:value="0" calcext:value-type="float">
            <text:p>0</text:p>
          </table:table-cell>
          <table:table-cell table:style-name="ce2" table:formula="of:=BITRSHIFT(BITAND([.J9]; BITLSHIFT(1;6)); 6)" office:value-type="float" office:value="0" calcext:value-type="float">
            <text:p>0</text:p>
          </table:table-cell>
          <table:table-cell table:style-name="ce2" table:formula="of:=BITRSHIFT(BITAND([.J9]; BITLSHIFT(1;5)); 5)" office:value-type="float" office:value="0" calcext:value-type="float">
            <text:p>0</text:p>
          </table:table-cell>
          <table:table-cell table:style-name="ce2" table:formula="of:=BITRSHIFT(BITAND([.J9]; BITLSHIFT(1;4)); 4)" office:value-type="float" office:value="0" calcext:value-type="float">
            <text:p>0</text:p>
          </table:table-cell>
          <table:table-cell table:style-name="ce2" table:formula="of:=BITRSHIFT(BITAND([.J9]; BITLSHIFT(1;3)); 3)" office:value-type="float" office:value="0" calcext:value-type="float">
            <text:p>0</text:p>
          </table:table-cell>
          <table:table-cell table:style-name="ce2" table:formula="of:=BITRSHIFT(BITAND([.J9]; BITLSHIFT(1;2)); 2)" office:value-type="float" office:value="0" calcext:value-type="float">
            <text:p>0</text:p>
          </table:table-cell>
          <table:table-cell table:style-name="ce2" table:formula="of:=BITRSHIFT(BITAND([.J9]; BITLSHIFT(1;1)); 1)" office:value-type="float" office:value="0" calcext:value-type="float">
            <text:p>0</text:p>
          </table:table-cell>
          <table:table-cell table:style-name="ce2" table:formula="of:=BITRSHIFT(BITAND([.J9]; BITLSHIFT(1;0)); 0)" office:value-type="float" office:value="0" calcext:value-type="float">
            <text:p>0</text:p>
          </table:table-cell>
          <table:table-cell table:number-columns-repeated="9"/>
          <table:table-cell table:style-name="ce30" table:formula="of:=[.V14]*BITLSHIFT(1;10)+[.W14]*BITLSHIFT(1;9)+[.X14]*BITLSHIFT(1;8)+[.Q9]*BITLSHIFT(1;7)+[.R9]*BITLSHIFT(1;6)+[.S9]*BITLSHIFT(1;5)+[.T9]*BITLSHIFT(1;4)+[.U9]*BITLSHIFT(1;3)+[.V9]*BITLSHIFT(1;2)+[.W9]*BITLSHIFT(1;1)+[.X9]*BITLSHIFT(1;0)" office:value-type="float" office:value="1024" calcext:value-type="float">
            <text:p>1024</text:p>
          </table:table-cell>
          <table:table-cell table:style-name="ce32" table:formula="of:=DEC2HEX([.AH9])" office:value-type="string" office:string-value="400" calcext:value-type="string">
            <text:p>400</text:p>
          </table:table-cell>
          <table:table-cell table:number-columns-repeated="53"/>
        </table:table-row>
        <table:table-row table:style-name="ro1">
          <table:table-cell office:value-type="string" calcext:value-type="string" table:number-columns-spanned="8" table:number-rows-spanned="1">
            <text:p>Ch[0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number-columns-repeated="88"/>
        </table:table-row>
        <table:table-row table:style-name="ro1">
          <table:table-cell table:style-name="ce1" office:value-type="string" calcext:value-type="string" table:number-columns-spanned="8" table:number-rows-spanned="1">
            <text:p>Stream[5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25" table:formula="of:=HEX2DEC(&quot;04&quot;)" office:value-type="float" office:value="4" calcext:value-type="float">
            <text:p>4</text:p>
          </table:table-cell>
          <table:table-cell table:style-name="ce26" table:formula="of:=DEC2HEX([.J14])" office:value-type="string" office:string-value="4" calcext:value-type="string">
            <text:p>4</text:p>
          </table:table-cell>
          <table:table-cell table:number-columns-repeated="5"/>
          <table:table-cell table:style-name="ce2" table:formula="of:=BITRSHIFT(BITAND([.J14]; BITLSHIFT(1;7)); 7)" office:value-type="float" office:value="0" calcext:value-type="float">
            <text:p>0</text:p>
          </table:table-cell>
          <table:table-cell table:style-name="ce2" table:formula="of:=BITRSHIFT(BITAND([.J14]; BITLSHIFT(1;6)); 6)" office:value-type="float" office:value="0" calcext:value-type="float">
            <text:p>0</text:p>
          </table:table-cell>
          <table:table-cell table:style-name="ce2" table:formula="of:=BITRSHIFT(BITAND([.J14]; BITLSHIFT(1;5)); 5)" office:value-type="float" office:value="0" calcext:value-type="float">
            <text:p>0</text:p>
          </table:table-cell>
          <table:table-cell table:style-name="ce2" table:formula="of:=BITRSHIFT(BITAND([.J14]; BITLSHIFT(1;4)); 4)" office:value-type="float" office:value="0" calcext:value-type="float">
            <text:p>0</text:p>
          </table:table-cell>
          <table:table-cell table:style-name="ce2" table:formula="of:=BITRSHIFT(BITAND([.J14]; BITLSHIFT(1;3)); 3)" office:value-type="float" office:value="0" calcext:value-type="float">
            <text:p>0</text:p>
          </table:table-cell>
          <table:table-cell table:style-name="ce2" table:formula="of:=BITRSHIFT(BITAND([.J14]; BITLSHIFT(1;2)); 2)" office:value-type="float" office:value="1" calcext:value-type="float">
            <text:p>1</text:p>
          </table:table-cell>
          <table:table-cell table:style-name="ce2" table:formula="of:=BITRSHIFT(BITAND([.J14]; BITLSHIFT(1;1)); 1)" office:value-type="float" office:value="0" calcext:value-type="float">
            <text:p>0</text:p>
          </table:table-cell>
          <table:table-cell table:style-name="ce2" table:formula="of:=BITRSHIFT(BITAND([.J14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S19]*BITLSHIFT(1;10)+[.T19]*BITLSHIFT(1;9)+[.U19]*BITLSHIFT(1;8)+[.V19]*BITLSHIFT(1;7)+[.W19]*BITLSHIFT(1;6)+[.X19]*BITLSHIFT(1;5)+[.Q14]*BITLSHIFT(1;4)+[.R14]*BITLSHIFT(1;3)+[.S14]*BITLSHIFT(1;2)+[.T14]*BITLSHIFT(1;1)+[.U14]*BITLSHIFT(1;0)" office:value-type="float" office:value="1024" calcext:value-type="float">
            <text:p>1024</text:p>
          </table:table-cell>
          <table:table-cell table:style-name="ce32" table:formula="of:=DEC2HEX([.AH14])" office:value-type="string" office:string-value="400" calcext:value-type="string">
            <text:p>400</text:p>
          </table:table-cell>
          <table:table-cell table:number-columns-repeated="53"/>
        </table:table-row>
        <table:table-row table:style-name="ro1">
          <table:table-cell office:value-type="string" calcext:value-type="string" table:number-columns-spanned="5" table:number-rows-spanned="1">
            <text:p>Ch[1]</text:p>
          </table:table-cell>
          <table:covered-table-cell table:number-columns-repeated="4"/>
          <table:table-cell table:style-name="ce7" office:value-type="string" calcext:value-type="string" table:number-columns-spanned="3" table:number-rows-spanned="1">
            <text:p>Ch[0]</text:p>
          </table:table-cell>
          <table:covered-table-cell table:number-columns-repeated="2"/>
          <table:table-cell table:number-columns-repeated="80"/>
        </table:table-row>
        <table:table-row table:style-name="ro1">
          <table:table-cell table:number-columns-repeated="5"/>
          <table:table-cell table:style-name="ce7"/>
          <table:table-cell table:number-columns-repeated="82"/>
        </table:table-row>
        <table:table-row table:style-name="ro1">
          <table:table-cell table:style-name="ce1" office:value-type="string" calcext:value-type="string" table:number-columns-spanned="8" table:number-rows-spanned="1">
            <text:p>Stream[6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2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5" table:formula="of:=HEX2DEC(&quot;20&quot;)" office:value-type="float" office:value="32" calcext:value-type="float">
            <text:p>32</text:p>
          </table:table-cell>
          <table:table-cell table:style-name="ce26" table:formula="of:=DEC2HEX([.J19])" office:value-type="string" office:string-value="20" calcext:value-type="string">
            <text:p>20</text:p>
          </table:table-cell>
          <table:table-cell table:number-columns-repeated="5"/>
          <table:table-cell table:style-name="ce2" table:formula="of:=BITRSHIFT(BITAND([.J19]; BITLSHIFT(1;7)); 7)" office:value-type="float" office:value="0" calcext:value-type="float">
            <text:p>0</text:p>
          </table:table-cell>
          <table:table-cell table:style-name="ce2" table:formula="of:=BITRSHIFT(BITAND([.J19]; BITLSHIFT(1;6)); 6)" office:value-type="float" office:value="0" calcext:value-type="float">
            <text:p>0</text:p>
          </table:table-cell>
          <table:table-cell table:style-name="ce2" table:formula="of:=BITRSHIFT(BITAND([.J19]; BITLSHIFT(1;5)); 5)" office:value-type="float" office:value="1" calcext:value-type="float">
            <text:p>1</text:p>
          </table:table-cell>
          <table:table-cell table:style-name="ce2" table:formula="of:=BITRSHIFT(BITAND([.J19]; BITLSHIFT(1;4)); 4)" office:value-type="float" office:value="0" calcext:value-type="float">
            <text:p>0</text:p>
          </table:table-cell>
          <table:table-cell table:style-name="ce2" table:formula="of:=BITRSHIFT(BITAND([.J19]; BITLSHIFT(1;3)); 3)" office:value-type="float" office:value="0" calcext:value-type="float">
            <text:p>0</text:p>
          </table:table-cell>
          <table:table-cell table:style-name="ce2" table:formula="of:=BITRSHIFT(BITAND([.J19]; BITLSHIFT(1;2)); 2)" office:value-type="float" office:value="0" calcext:value-type="float">
            <text:p>0</text:p>
          </table:table-cell>
          <table:table-cell table:style-name="ce2" table:formula="of:=BITRSHIFT(BITAND([.J19]; BITLSHIFT(1;1)); 1)" office:value-type="float" office:value="0" calcext:value-type="float">
            <text:p>0</text:p>
          </table:table-cell>
          <table:table-cell table:style-name="ce2" table:formula="of:=BITRSHIFT(BITAND([.J19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X29]*BITLSHIFT(1;10)+[.Q24]*BITLSHIFT(1;9)+[.R24]*BITLSHIFT(1;8)+[.S24]*BITLSHIFT(1;7)+[.T24]*BITLSHIFT(1;6)+[.U24]*BITLSHIFT(1;5)+[.V24]*BITLSHIFT(1;4)+[.W24]*BITLSHIFT(1;3)+[.X24]*BITLSHIFT(1;2)+[.Q19]*BITLSHIFT(1;1)+[.R19]*BITLSHIFT(1;0)" office:value-type="float" office:value="204" calcext:value-type="float">
            <text:p>204</text:p>
          </table:table-cell>
          <table:table-cell table:style-name="ce32" table:formula="of:=DEC2HEX([.AH19])" office:value-type="string" office:string-value="CC" calcext:value-type="string">
            <text:p>CC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 table:number-columns-spanned="2" table:number-rows-spanned="1">
            <text:p>Ch[2]</text:p>
          </table:table-cell>
          <table:covered-table-cell/>
          <table:table-cell table:style-name="ce7" office:value-type="string" calcext:value-type="string" table:number-columns-spanned="6" table:number-rows-spanned="1">
            <text:p>Ch[1]</text:p>
          </table:table-cell>
          <table:covered-table-cell table:number-columns-repeated="5"/>
          <table:table-cell table:number-columns-repeated="80"/>
        </table:table-row>
        <table:table-row table:style-name="ro1">
          <table:table-cell table:style-name="ce7"/>
          <table:table-cell/>
          <table:table-cell table:style-name="ce7"/>
          <table:table-cell table:number-columns-repeated="85"/>
        </table:table-row>
        <table:table-row table:style-name="ro1">
          <table:table-cell table:style-name="ce1" office:value-type="string" calcext:value-type="string" table:number-columns-spanned="8" table:number-rows-spanned="1">
            <text:p>Stream[7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25" table:formula="of:=HEX2DEC(&quot;33&quot;)" office:value-type="float" office:value="51" calcext:value-type="float">
            <text:p>51</text:p>
          </table:table-cell>
          <table:table-cell table:style-name="ce26" table:formula="of:=DEC2HEX([.J24])" office:value-type="string" office:string-value="33" calcext:value-type="string">
            <text:p>33</text:p>
          </table:table-cell>
          <table:table-cell table:number-columns-repeated="5"/>
          <table:table-cell table:style-name="ce2" table:formula="of:=BITRSHIFT(BITAND([.J24]; BITLSHIFT(1;7)); 7)" office:value-type="float" office:value="0" calcext:value-type="float">
            <text:p>0</text:p>
          </table:table-cell>
          <table:table-cell table:style-name="ce2" table:formula="of:=BITRSHIFT(BITAND([.J24]; BITLSHIFT(1;6)); 6)" office:value-type="float" office:value="0" calcext:value-type="float">
            <text:p>0</text:p>
          </table:table-cell>
          <table:table-cell table:style-name="ce2" table:formula="of:=BITRSHIFT(BITAND([.J24]; BITLSHIFT(1;5)); 5)" office:value-type="float" office:value="1" calcext:value-type="float">
            <text:p>1</text:p>
          </table:table-cell>
          <table:table-cell table:style-name="ce2" table:formula="of:=BITRSHIFT(BITAND([.J24]; BITLSHIFT(1;4)); 4)" office:value-type="float" office:value="1" calcext:value-type="float">
            <text:p>1</text:p>
          </table:table-cell>
          <table:table-cell table:style-name="ce2" table:formula="of:=BITRSHIFT(BITAND([.J24]; BITLSHIFT(1;3)); 3)" office:value-type="float" office:value="0" calcext:value-type="float">
            <text:p>0</text:p>
          </table:table-cell>
          <table:table-cell table:style-name="ce2" table:formula="of:=BITRSHIFT(BITAND([.J24]; BITLSHIFT(1;2)); 2)" office:value-type="float" office:value="0" calcext:value-type="float">
            <text:p>0</text:p>
          </table:table-cell>
          <table:table-cell table:style-name="ce2" table:formula="of:=BITRSHIFT(BITAND([.J24]; BITLSHIFT(1;1)); 1)" office:value-type="float" office:value="1" calcext:value-type="float">
            <text:p>1</text:p>
          </table:table-cell>
          <table:table-cell table:style-name="ce2" table:formula="of:=BITRSHIFT(BITAND([.J24]; BITLSHIFT(1;0)); 0)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style-name="ce7" office:value-type="string" calcext:value-type="string" table:number-columns-spanned="8" table:number-rows-spanned="1">
            <text:p>Ch[2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7"/>
          <table:table-cell table:number-columns-repeated="87"/>
        </table:table-row>
        <table:table-row table:style-name="ro1">
          <table:table-cell table:style-name="ce8" office:value-type="string" calcext:value-type="string" table:number-columns-spanned="8" table:number-rows-spanned="1">
            <text:p>Stream[8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3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25" table:formula="of:=HEX2DEC(&quot;00&quot;)" office:value-type="float" office:value="0" calcext:value-type="float">
            <text:p>0</text:p>
          </table:table-cell>
          <table:table-cell table:style-name="ce26" table:formula="of:=DEC2HEX([.J29])" office:value-type="string" office:string-value="0" calcext:value-type="string">
            <text:p>0</text:p>
          </table:table-cell>
          <table:table-cell table:number-columns-repeated="5"/>
          <table:table-cell table:style-name="ce2" table:formula="of:=BITRSHIFT(BITAND([.J29]; BITLSHIFT(1;7)); 7)" office:value-type="float" office:value="0" calcext:value-type="float">
            <text:p>0</text:p>
          </table:table-cell>
          <table:table-cell table:style-name="ce2" table:formula="of:=BITRSHIFT(BITAND([.J29]; BITLSHIFT(1;6)); 6)" office:value-type="float" office:value="0" calcext:value-type="float">
            <text:p>0</text:p>
          </table:table-cell>
          <table:table-cell table:style-name="ce2" table:formula="of:=BITRSHIFT(BITAND([.J29]; BITLSHIFT(1;5)); 5)" office:value-type="float" office:value="0" calcext:value-type="float">
            <text:p>0</text:p>
          </table:table-cell>
          <table:table-cell table:style-name="ce2" table:formula="of:=BITRSHIFT(BITAND([.J29]; BITLSHIFT(1;4)); 4)" office:value-type="float" office:value="0" calcext:value-type="float">
            <text:p>0</text:p>
          </table:table-cell>
          <table:table-cell table:style-name="ce2" table:formula="of:=BITRSHIFT(BITAND([.J29]; BITLSHIFT(1;3)); 3)" office:value-type="float" office:value="0" calcext:value-type="float">
            <text:p>0</text:p>
          </table:table-cell>
          <table:table-cell table:style-name="ce2" table:formula="of:=BITRSHIFT(BITAND([.J29]; BITLSHIFT(1;2)); 2)" office:value-type="float" office:value="0" calcext:value-type="float">
            <text:p>0</text:p>
          </table:table-cell>
          <table:table-cell table:style-name="ce2" table:formula="of:=BITRSHIFT(BITAND([.J29]; BITLSHIFT(1;1)); 1)" office:value-type="float" office:value="0" calcext:value-type="float">
            <text:p>0</text:p>
          </table:table-cell>
          <table:table-cell table:style-name="ce2" table:formula="of:=BITRSHIFT(BITAND([.J29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U34]*BITLSHIFT(1;10)+[.V34]*BITLSHIFT(1;9)+[.W34]*BITLSHIFT(1;8)+[.X34]*BITLSHIFT(1;7)+[.Q29]*BITLSHIFT(1;6)+[.R29]*BITLSHIFT(1;5)+[.S29]*BITLSHIFT(1;4)+[.T29]*BITLSHIFT(1;3)+[.U29]*BITLSHIFT(1;2)+[.V29]*BITLSHIFT(1;1)+[.W29]*BITLSHIFT(1;0)" office:value-type="float" office:value="1024" calcext:value-type="float">
            <text:p>1024</text:p>
          </table:table-cell>
          <table:table-cell table:style-name="ce32" table:formula="of:=DEC2HEX([.AH29])" office:value-type="string" office:string-value="400" calcext:value-type="string">
            <text:p>400</text:p>
          </table:table-cell>
          <table:table-cell table:number-columns-repeated="53"/>
        </table:table-row>
        <table:table-row table:style-name="ro1">
          <table:table-cell office:value-type="string" calcext:value-type="string" table:number-columns-spanned="7" table:number-rows-spanned="1">
            <text:p>Ch[3]</text:p>
          </table:table-cell>
          <table:covered-table-cell table:number-columns-repeated="6"/>
          <table:table-cell office:value-type="string" calcext:value-type="string">
            <text:p>Ch[2]</text:p>
          </table:table-cell>
          <table:table-cell table:number-columns-repeated="80"/>
        </table:table-row>
        <table:table-row table:style-name="ro1">
          <table:table-cell table:number-columns-repeated="88"/>
        </table:table-row>
        <table:table-row table:style-name="ro1">
          <table:table-cell table:style-name="ce8" office:value-type="string" calcext:value-type="string" table:number-columns-spanned="8" table:number-rows-spanned="1">
            <text:p>Stream[9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4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25" table:formula="of:=HEX2DEC(&quot;C8&quot;)" office:value-type="float" office:value="200" calcext:value-type="float">
            <text:p>200</text:p>
          </table:table-cell>
          <table:table-cell table:style-name="ce26" table:formula="of:=DEC2HEX([.J34])" office:value-type="string" office:string-value="C8" calcext:value-type="string">
            <text:p>C8</text:p>
          </table:table-cell>
          <table:table-cell table:number-columns-repeated="5"/>
          <table:table-cell table:style-name="ce2" table:formula="of:=BITRSHIFT(BITAND([.J34]; BITLSHIFT(1;7)); 7)" office:value-type="float" office:value="1" calcext:value-type="float">
            <text:p>1</text:p>
          </table:table-cell>
          <table:table-cell table:style-name="ce2" table:formula="of:=BITRSHIFT(BITAND([.J34]; BITLSHIFT(1;6)); 6)" office:value-type="float" office:value="1" calcext:value-type="float">
            <text:p>1</text:p>
          </table:table-cell>
          <table:table-cell table:style-name="ce2" table:formula="of:=BITRSHIFT(BITAND([.J34]; BITLSHIFT(1;5)); 5)" office:value-type="float" office:value="0" calcext:value-type="float">
            <text:p>0</text:p>
          </table:table-cell>
          <table:table-cell table:style-name="ce2" table:formula="of:=BITRSHIFT(BITAND([.J34]; BITLSHIFT(1;4)); 4)" office:value-type="float" office:value="0" calcext:value-type="float">
            <text:p>0</text:p>
          </table:table-cell>
          <table:table-cell table:style-name="ce2" table:formula="of:=BITRSHIFT(BITAND([.J34]; BITLSHIFT(1;3)); 3)" office:value-type="float" office:value="1" calcext:value-type="float">
            <text:p>1</text:p>
          </table:table-cell>
          <table:table-cell table:style-name="ce2" table:formula="of:=BITRSHIFT(BITAND([.J34]; BITLSHIFT(1;2)); 2)" office:value-type="float" office:value="0" calcext:value-type="float">
            <text:p>0</text:p>
          </table:table-cell>
          <table:table-cell table:style-name="ce2" table:formula="of:=BITRSHIFT(BITAND([.J34]; BITLSHIFT(1;1)); 1)" office:value-type="float" office:value="0" calcext:value-type="float">
            <text:p>0</text:p>
          </table:table-cell>
          <table:table-cell table:style-name="ce2" table:formula="of:=BITRSHIFT(BITAND([.J34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R39]*BITLSHIFT(1;10)+[.S39]*BITLSHIFT(1;9)+[.T39]*BITLSHIFT(1;8)+[.U39]*BITLSHIFT(1;7)+[.V39]*BITLSHIFT(1;6)+[.W39]*BITLSHIFT(1;5)+[.X39]*BITLSHIFT(1;4)+[.Q34]*BITLSHIFT(1;3)+[.R34]*BITLSHIFT(1;2)+[.S34]*BITLSHIFT(1;1)+[.T34]*BITLSHIFT(1;0)" office:value-type="float" office:value="204" calcext:value-type="float">
            <text:p>204</text:p>
          </table:table-cell>
          <table:table-cell table:style-name="ce32" table:formula="of:=DEC2HEX([.AH34])" office:value-type="string" office:string-value="CC" calcext:value-type="string">
            <text:p>CC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 table:number-columns-spanned="4" table:number-rows-spanned="1">
            <text:p>Ch[4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h[3]</text:p>
          </table:table-cell>
          <table:covered-table-cell table:number-columns-repeated="3"/>
          <table:table-cell table:number-columns-repeated="80"/>
        </table:table-row>
        <table:table-row table:style-name="ro1">
          <table:table-cell table:style-name="ce7"/>
          <table:table-cell table:number-columns-repeated="87"/>
        </table:table-row>
        <table:table-row table:style-name="ro1">
          <table:table-cell table:style-name="ce8" office:value-type="string" calcext:value-type="string" table:number-columns-spanned="8" table:number-rows-spanned="1">
            <text:p>Stream[10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5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25" table:formula="of:=HEX2DEC(&quot;0C&quot;)" office:value-type="float" office:value="12" calcext:value-type="float">
            <text:p>12</text:p>
          </table:table-cell>
          <table:table-cell table:style-name="ce26" table:formula="of:=DEC2HEX([.J39])" office:value-type="string" office:string-value="C" calcext:value-type="string">
            <text:p>C</text:p>
          </table:table-cell>
          <table:table-cell table:number-columns-repeated="5"/>
          <table:table-cell table:style-name="ce2" table:formula="of:=BITRSHIFT(BITAND([.J39]; BITLSHIFT(1;7)); 7)" office:value-type="float" office:value="0" calcext:value-type="float">
            <text:p>0</text:p>
          </table:table-cell>
          <table:table-cell table:style-name="ce2" table:formula="of:=BITRSHIFT(BITAND([.J39]; BITLSHIFT(1;6)); 6)" office:value-type="float" office:value="0" calcext:value-type="float">
            <text:p>0</text:p>
          </table:table-cell>
          <table:table-cell table:style-name="ce2" table:formula="of:=BITRSHIFT(BITAND([.J39]; BITLSHIFT(1;5)); 5)" office:value-type="float" office:value="0" calcext:value-type="float">
            <text:p>0</text:p>
          </table:table-cell>
          <table:table-cell table:style-name="ce2" table:formula="of:=BITRSHIFT(BITAND([.J39]; BITLSHIFT(1;4)); 4)" office:value-type="float" office:value="0" calcext:value-type="float">
            <text:p>0</text:p>
          </table:table-cell>
          <table:table-cell table:style-name="ce2" table:formula="of:=BITRSHIFT(BITAND([.J39]; BITLSHIFT(1;3)); 3)" office:value-type="float" office:value="1" calcext:value-type="float">
            <text:p>1</text:p>
          </table:table-cell>
          <table:table-cell table:style-name="ce2" table:formula="of:=BITRSHIFT(BITAND([.J39]; BITLSHIFT(1;2)); 2)" office:value-type="float" office:value="1" calcext:value-type="float">
            <text:p>1</text:p>
          </table:table-cell>
          <table:table-cell table:style-name="ce2" table:formula="of:=BITRSHIFT(BITAND([.J39]; BITLSHIFT(1;1)); 1)" office:value-type="float" office:value="0" calcext:value-type="float">
            <text:p>0</text:p>
          </table:table-cell>
          <table:table-cell table:style-name="ce2" table:formula="of:=BITRSHIFT(BITAND([.J39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W49]*BITLSHIFT(1;10)+[.X49]*BITLSHIFT(1;9)+[.Q44]*BITLSHIFT(1;8)+[.R44]*BITLSHIFT(1;7)+[.S44]*BITLSHIFT(1;6)+[.T44]*BITLSHIFT(1;5)+[.U44]*BITLSHIFT(1;4)+[.V44]*BITLSHIFT(1;3)+[.W44]*BITLSHIFT(1;2)+[.X44]*BITLSHIFT(1;1)+[.Q39]*BITLSHIFT(1;0)" office:value-type="float" office:value="0" calcext:value-type="float">
            <text:p>0</text:p>
          </table:table-cell>
          <table:table-cell table:style-name="ce32" table:formula="of:=DEC2HEX([.AH39])" office:value-type="string" office:string-value="0" calcext:value-type="string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[5]</text:p>
          </table:table-cell>
          <table:table-cell table:style-name="ce7" office:value-type="string" calcext:value-type="string" table:number-columns-spanned="7" table:number-rows-spanned="1">
            <text:p>Ch[4]</text:p>
          </table:table-cell>
          <table:covered-table-cell table:number-columns-repeated="6"/>
          <table:table-cell table:number-columns-repeated="80"/>
        </table:table-row>
        <table:table-row table:style-name="ro1">
          <table:table-cell/>
          <table:table-cell table:style-name="ce7"/>
          <table:table-cell table:number-columns-repeated="86"/>
        </table:table-row>
        <table:table-row table:style-name="ro1">
          <table:table-cell table:style-name="ce8" office:value-type="string" calcext:value-type="string" table:number-columns-spanned="8" table:number-rows-spanned="1">
            <text:p>Stream[11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5" table:formula="of:=HEX2DEC(&quot;00&quot;)" office:value-type="float" office:value="0" calcext:value-type="float">
            <text:p>0</text:p>
          </table:table-cell>
          <table:table-cell table:style-name="ce26" table:formula="of:=DEC2HEX([.J44])" office:value-type="string" office:string-value="0" calcext:value-type="string">
            <text:p>0</text:p>
          </table:table-cell>
          <table:table-cell table:number-columns-repeated="5"/>
          <table:table-cell table:style-name="ce2" table:formula="of:=BITRSHIFT(BITAND([.J44]; BITLSHIFT(1;7)); 7)" office:value-type="float" office:value="0" calcext:value-type="float">
            <text:p>0</text:p>
          </table:table-cell>
          <table:table-cell table:style-name="ce2" table:formula="of:=BITRSHIFT(BITAND([.J44]; BITLSHIFT(1;6)); 6)" office:value-type="float" office:value="0" calcext:value-type="float">
            <text:p>0</text:p>
          </table:table-cell>
          <table:table-cell table:style-name="ce2" table:formula="of:=BITRSHIFT(BITAND([.J44]; BITLSHIFT(1;5)); 5)" office:value-type="float" office:value="0" calcext:value-type="float">
            <text:p>0</text:p>
          </table:table-cell>
          <table:table-cell table:style-name="ce2" table:formula="of:=BITRSHIFT(BITAND([.J44]; BITLSHIFT(1;4)); 4)" office:value-type="float" office:value="0" calcext:value-type="float">
            <text:p>0</text:p>
          </table:table-cell>
          <table:table-cell table:style-name="ce2" table:formula="of:=BITRSHIFT(BITAND([.J44]; BITLSHIFT(1;3)); 3)" office:value-type="float" office:value="0" calcext:value-type="float">
            <text:p>0</text:p>
          </table:table-cell>
          <table:table-cell table:style-name="ce2" table:formula="of:=BITRSHIFT(BITAND([.J44]; BITLSHIFT(1;2)); 2)" office:value-type="float" office:value="0" calcext:value-type="float">
            <text:p>0</text:p>
          </table:table-cell>
          <table:table-cell table:style-name="ce2" table:formula="of:=BITRSHIFT(BITAND([.J44]; BITLSHIFT(1;1)); 1)" office:value-type="float" office:value="0" calcext:value-type="float">
            <text:p>0</text:p>
          </table:table-cell>
          <table:table-cell table:style-name="ce2" table:formula="of:=BITRSHIFT(BITAND([.J44]; BITLSHIFT(1;0)); 0)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 table:number-columns-spanned="8" table:number-rows-spanned="1">
            <text:p>Ch[5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number-columns-repeated="88"/>
        </table:table-row>
        <table:table-row table:style-name="ro1">
          <table:table-cell table:style-name="ce8" office:value-type="string" calcext:value-type="string" table:number-columns-spanned="8" table:number-rows-spanned="1">
            <text:p>Stream[12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6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25" table:formula="of:=HEX2DEC(&quot;30&quot;)" office:value-type="float" office:value="48" calcext:value-type="float">
            <text:p>48</text:p>
          </table:table-cell>
          <table:table-cell table:style-name="ce26" table:formula="of:=DEC2HEX([.J49])" office:value-type="string" office:string-value="30" calcext:value-type="string">
            <text:p>30</text:p>
          </table:table-cell>
          <table:table-cell table:number-columns-repeated="5"/>
          <table:table-cell table:style-name="ce2" table:formula="of:=BITRSHIFT(BITAND([.J49]; BITLSHIFT(1;7)); 7)" office:value-type="float" office:value="0" calcext:value-type="float">
            <text:p>0</text:p>
          </table:table-cell>
          <table:table-cell table:style-name="ce2" table:formula="of:=BITRSHIFT(BITAND([.J49]; BITLSHIFT(1;6)); 6)" office:value-type="float" office:value="0" calcext:value-type="float">
            <text:p>0</text:p>
          </table:table-cell>
          <table:table-cell table:style-name="ce2" table:formula="of:=BITRSHIFT(BITAND([.J49]; BITLSHIFT(1;5)); 5)" office:value-type="float" office:value="1" calcext:value-type="float">
            <text:p>1</text:p>
          </table:table-cell>
          <table:table-cell table:style-name="ce2" table:formula="of:=BITRSHIFT(BITAND([.J49]; BITLSHIFT(1;4)); 4)" office:value-type="float" office:value="1" calcext:value-type="float">
            <text:p>1</text:p>
          </table:table-cell>
          <table:table-cell table:style-name="ce2" table:formula="of:=BITRSHIFT(BITAND([.J49]; BITLSHIFT(1;3)); 3)" office:value-type="float" office:value="0" calcext:value-type="float">
            <text:p>0</text:p>
          </table:table-cell>
          <table:table-cell table:style-name="ce2" table:formula="of:=BITRSHIFT(BITAND([.J49]; BITLSHIFT(1;2)); 2)" office:value-type="float" office:value="0" calcext:value-type="float">
            <text:p>0</text:p>
          </table:table-cell>
          <table:table-cell table:style-name="ce2" table:formula="of:=BITRSHIFT(BITAND([.J49]; BITLSHIFT(1;1)); 1)" office:value-type="float" office:value="0" calcext:value-type="float">
            <text:p>0</text:p>
          </table:table-cell>
          <table:table-cell table:style-name="ce2" table:formula="of:=BITRSHIFT(BITAND([.J49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T54]*BITLSHIFT(1;10)+[.U54]*BITLSHIFT(1;9)+[.V54]*BITLSHIFT(1;8)+[.W54]*BITLSHIFT(1;7)+[.X54]*BITLSHIFT(1;6)+[.Q49]*BITLSHIFT(1;5)+[.R49]*BITLSHIFT(1;4)+[.S49]*BITLSHIFT(1;3)+[.T49]*BITLSHIFT(1;2)+[.U49]*BITLSHIFT(1;1)+[.V49]*BITLSHIFT(1;0)" office:value-type="float" office:value="204" calcext:value-type="float">
            <text:p>204</text:p>
          </table:table-cell>
          <table:table-cell table:style-name="ce32" table:formula="of:=DEC2HEX([.AH49])" office:value-type="string" office:string-value="CC" calcext:value-type="string">
            <text:p>CC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 table:number-columns-spanned="6" table:number-rows-spanned="1">
            <text:p>Ch[6]</text:p>
          </table:table-cell>
          <table:covered-table-cell table:number-columns-repeated="5"/>
          <table:table-cell table:style-name="ce7" office:value-type="string" calcext:value-type="string" table:number-columns-spanned="2" table:number-rows-spanned="1">
            <text:p>Ch[5]</text:p>
          </table:table-cell>
          <table:covered-table-cell/>
          <table:table-cell table:number-columns-repeated="80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81"/>
        </table:table-row>
        <table:table-row table:style-name="ro1">
          <table:table-cell table:style-name="ce8" office:value-type="string" calcext:value-type="string" table:number-columns-spanned="8" table:number-rows-spanned="1">
            <text:p>Stream[13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7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25" table:formula="of:=HEX2DEC(&quot;83&quot;)" office:value-type="float" office:value="131" calcext:value-type="float">
            <text:p>131</text:p>
          </table:table-cell>
          <table:table-cell table:style-name="ce26" table:formula="of:=DEC2HEX([.J54])" office:value-type="string" office:string-value="83" calcext:value-type="string">
            <text:p>83</text:p>
          </table:table-cell>
          <table:table-cell table:number-columns-repeated="5"/>
          <table:table-cell table:style-name="ce2" table:formula="of:=BITRSHIFT(BITAND([.J54]; BITLSHIFT(1;7)); 7)" office:value-type="float" office:value="1" calcext:value-type="float">
            <text:p>1</text:p>
          </table:table-cell>
          <table:table-cell table:style-name="ce2" table:formula="of:=BITRSHIFT(BITAND([.J54]; BITLSHIFT(1;6)); 6)" office:value-type="float" office:value="0" calcext:value-type="float">
            <text:p>0</text:p>
          </table:table-cell>
          <table:table-cell table:style-name="ce2" table:formula="of:=BITRSHIFT(BITAND([.J54]; BITLSHIFT(1;5)); 5)" office:value-type="float" office:value="0" calcext:value-type="float">
            <text:p>0</text:p>
          </table:table-cell>
          <table:table-cell table:style-name="ce2" table:formula="of:=BITRSHIFT(BITAND([.J54]; BITLSHIFT(1;4)); 4)" office:value-type="float" office:value="0" calcext:value-type="float">
            <text:p>0</text:p>
          </table:table-cell>
          <table:table-cell table:style-name="ce2" table:formula="of:=BITRSHIFT(BITAND([.J54]; BITLSHIFT(1;3)); 3)" office:value-type="float" office:value="0" calcext:value-type="float">
            <text:p>0</text:p>
          </table:table-cell>
          <table:table-cell table:style-name="ce2" table:formula="of:=BITRSHIFT(BITAND([.J54]; BITLSHIFT(1;2)); 2)" office:value-type="float" office:value="0" calcext:value-type="float">
            <text:p>0</text:p>
          </table:table-cell>
          <table:table-cell table:style-name="ce2" table:formula="of:=BITRSHIFT(BITAND([.J54]; BITLSHIFT(1;1)); 1)" office:value-type="float" office:value="1" calcext:value-type="float">
            <text:p>1</text:p>
          </table:table-cell>
          <table:table-cell table:style-name="ce2" table:formula="of:=BITRSHIFT(BITAND([.J54]; BITLSHIFT(1;0)); 0)" office:value-type="float" office:value="1" calcext:value-type="float">
            <text:p>1</text:p>
          </table:table-cell>
          <table:table-cell table:number-columns-repeated="9"/>
          <table:table-cell table:style-name="ce31" table:formula="of:=[.Q59]*BITLSHIFT(1;10)+[.R59]*BITLSHIFT(1;9)+[.S59]*BITLSHIFT(1;8)+[.T59]*BITLSHIFT(1;7)+[.U59]*BITLSHIFT(1;6)+[.V59]*BITLSHIFT(1;5)+[.W59]*BITLSHIFT(1;4)+[.X59]*BITLSHIFT(1;3)+[.Q54]*BITLSHIFT(1;2)+[.R54]*BITLSHIFT(1;1)+[.S54]*BITLSHIFT(1;0)" office:value-type="float" office:value="204" calcext:value-type="float">
            <text:p>204</text:p>
          </table:table-cell>
          <table:table-cell table:style-name="ce32" table:formula="of:=DEC2HEX([.AH54])" office:value-type="string" office:string-value="CC" calcext:value-type="string">
            <text:p>CC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 table:number-columns-spanned="3" table:number-rows-spanned="1">
            <text:p>Ch[7]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Ch[6]</text:p>
          </table:table-cell>
          <table:covered-table-cell table:number-columns-repeated="4"/>
          <table:table-cell table:number-columns-repeated="80"/>
        </table:table-row>
        <table:table-row table:style-name="ro1">
          <table:table-cell table:style-name="ce7"/>
          <table:table-cell table:number-columns-repeated="2"/>
          <table:table-cell table:style-name="ce7"/>
          <table:table-cell table:number-columns-repeated="84"/>
        </table:table-row>
        <table:table-row table:style-name="ro1">
          <table:table-cell table:style-name="ce8" office:value-type="string" calcext:value-type="string" table:number-columns-spanned="8" table:number-rows-spanned="1">
            <text:p>Stream[14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5" table:formula="of:=HEX2DEC(&quot;19&quot;)" office:value-type="float" office:value="25" calcext:value-type="float">
            <text:p>25</text:p>
          </table:table-cell>
          <table:table-cell table:style-name="ce26" table:formula="of:=DEC2HEX([.J59])" office:value-type="string" office:string-value="19" calcext:value-type="string">
            <text:p>19</text:p>
          </table:table-cell>
          <table:table-cell table:number-columns-repeated="5"/>
          <table:table-cell table:style-name="ce2" table:formula="of:=BITRSHIFT(BITAND([.J59]; BITLSHIFT(1;7)); 7)" office:value-type="float" office:value="0" calcext:value-type="float">
            <text:p>0</text:p>
          </table:table-cell>
          <table:table-cell table:style-name="ce2" table:formula="of:=BITRSHIFT(BITAND([.J59]; BITLSHIFT(1;6)); 6)" office:value-type="float" office:value="0" calcext:value-type="float">
            <text:p>0</text:p>
          </table:table-cell>
          <table:table-cell table:style-name="ce2" table:formula="of:=BITRSHIFT(BITAND([.J59]; BITLSHIFT(1;5)); 5)" office:value-type="float" office:value="0" calcext:value-type="float">
            <text:p>0</text:p>
          </table:table-cell>
          <table:table-cell table:style-name="ce2" table:formula="of:=BITRSHIFT(BITAND([.J59]; BITLSHIFT(1;4)); 4)" office:value-type="float" office:value="1" calcext:value-type="float">
            <text:p>1</text:p>
          </table:table-cell>
          <table:table-cell table:style-name="ce2" table:formula="of:=BITRSHIFT(BITAND([.J59]; BITLSHIFT(1;3)); 3)" office:value-type="float" office:value="1" calcext:value-type="float">
            <text:p>1</text:p>
          </table:table-cell>
          <table:table-cell table:style-name="ce2" table:formula="of:=BITRSHIFT(BITAND([.J59]; BITLSHIFT(1;2)); 2)" office:value-type="float" office:value="0" calcext:value-type="float">
            <text:p>0</text:p>
          </table:table-cell>
          <table:table-cell table:style-name="ce2" table:formula="of:=BITRSHIFT(BITAND([.J59]; BITLSHIFT(1;1)); 1)" office:value-type="float" office:value="0" calcext:value-type="float">
            <text:p>0</text:p>
          </table:table-cell>
          <table:table-cell table:style-name="ce2" table:formula="of:=BITRSHIFT(BITAND([.J59]; BITLSHIFT(1;0)); 0)"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table:style-name="ce7" office:value-type="string" calcext:value-type="string" table:number-columns-spanned="8" table:number-rows-spanned="1">
            <text:p>Ch[7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7"/>
          <table:table-cell table:number-columns-repeated="87"/>
        </table:table-row>
        <table:table-row table:style-name="ro1">
          <table:table-cell table:style-name="ce8" office:value-type="string" calcext:value-type="string" table:number-columns-spanned="8" table:number-rows-spanned="1">
            <text:p>Stream[15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8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25" table:formula="of:=HEX2DEC(&quot;cc&quot;)" office:value-type="float" office:value="204" calcext:value-type="float">
            <text:p>204</text:p>
          </table:table-cell>
          <table:table-cell table:style-name="ce26" table:formula="of:=DEC2HEX([.J64])" office:value-type="string" office:string-value="CC" calcext:value-type="string">
            <text:p>CC</text:p>
          </table:table-cell>
          <table:table-cell table:number-columns-repeated="5"/>
          <table:table-cell table:style-name="ce2" table:formula="of:=BITRSHIFT(BITAND([.J64]; BITLSHIFT(1;7)); 7)" office:value-type="float" office:value="1" calcext:value-type="float">
            <text:p>1</text:p>
          </table:table-cell>
          <table:table-cell table:style-name="ce2" table:formula="of:=BITRSHIFT(BITAND([.J64]; BITLSHIFT(1;6)); 6)" office:value-type="float" office:value="1" calcext:value-type="float">
            <text:p>1</text:p>
          </table:table-cell>
          <table:table-cell table:style-name="ce2" table:formula="of:=BITRSHIFT(BITAND([.J64]; BITLSHIFT(1;5)); 5)" office:value-type="float" office:value="0" calcext:value-type="float">
            <text:p>0</text:p>
          </table:table-cell>
          <table:table-cell table:style-name="ce2" table:formula="of:=BITRSHIFT(BITAND([.J64]; BITLSHIFT(1;4)); 4)" office:value-type="float" office:value="0" calcext:value-type="float">
            <text:p>0</text:p>
          </table:table-cell>
          <table:table-cell table:style-name="ce2" table:formula="of:=BITRSHIFT(BITAND([.J64]; BITLSHIFT(1;3)); 3)" office:value-type="float" office:value="1" calcext:value-type="float">
            <text:p>1</text:p>
          </table:table-cell>
          <table:table-cell table:style-name="ce2" table:formula="of:=BITRSHIFT(BITAND([.J64]; BITLSHIFT(1;2)); 2)" office:value-type="float" office:value="1" calcext:value-type="float">
            <text:p>1</text:p>
          </table:table-cell>
          <table:table-cell table:style-name="ce2" table:formula="of:=BITRSHIFT(BITAND([.J64]; BITLSHIFT(1;1)); 1)" office:value-type="float" office:value="0" calcext:value-type="float">
            <text:p>0</text:p>
          </table:table-cell>
          <table:table-cell table:style-name="ce2" table:formula="of:=BITRSHIFT(BITAND([.J64]; BITLSHIFT(1;0)); 0)" office:value-type="float" office:value="0" calcext:value-type="float">
            <text:p>0</text:p>
          </table:table-cell>
          <table:table-cell table:number-columns-repeated="9"/>
          <table:table-cell table:style-name="ce30" table:formula="of:=[.V69]*BITLSHIFT(1;10)+[.W69]*BITLSHIFT(1;9)+[.X69]*BITLSHIFT(1;8)+[.Q64]*BITLSHIFT(1;7)+[.R64]*BITLSHIFT(1;6)+[.S64]*BITLSHIFT(1;5)+[.T64]*BITLSHIFT(1;4)+[.U64]*BITLSHIFT(1;3)+[.V64]*BITLSHIFT(1;2)+[.W64]*BITLSHIFT(1;1)+[.X64]*BITLSHIFT(1;0)" office:value-type="float" office:value="204" calcext:value-type="float">
            <text:p>204</text:p>
          </table:table-cell>
          <table:table-cell table:style-name="ce32" table:formula="of:=DEC2HEX([.AH64])" office:value-type="string" office:string-value="CC" calcext:value-type="string">
            <text:p>CC</text:p>
          </table:table-cell>
          <table:table-cell table:number-columns-repeated="53"/>
        </table:table-row>
        <table:table-row table:style-name="ro1">
          <table:table-cell office:value-type="string" calcext:value-type="string" table:number-columns-spanned="8" table:number-rows-spanned="1">
            <text:p>Ch[8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number-columns-repeated="88"/>
        </table:table-row>
        <table:table-row table:style-name="ro1">
          <table:table-cell table:style-name="ce8" office:value-type="string" calcext:value-type="string" table:number-columns-spanned="8" table:number-rows-spanned="1">
            <text:p>Stream[16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9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25" table:formula="of:=HEX2DEC(&quot;00&quot;)" office:value-type="float" office:value="0" calcext:value-type="float">
            <text:p>0</text:p>
          </table:table-cell>
          <table:table-cell table:style-name="ce26" table:formula="of:=DEC2HEX([.J69])" office:value-type="string" office:string-value="0" calcext:value-type="string">
            <text:p>0</text:p>
          </table:table-cell>
          <table:table-cell table:number-columns-repeated="5"/>
          <table:table-cell table:style-name="ce2" table:formula="of:=BITRSHIFT(BITAND([.J69]; BITLSHIFT(1;7)); 7)" office:value-type="float" office:value="0" calcext:value-type="float">
            <text:p>0</text:p>
          </table:table-cell>
          <table:table-cell table:style-name="ce2" table:formula="of:=BITRSHIFT(BITAND([.J69]; BITLSHIFT(1;6)); 6)" office:value-type="float" office:value="0" calcext:value-type="float">
            <text:p>0</text:p>
          </table:table-cell>
          <table:table-cell table:style-name="ce2" table:formula="of:=BITRSHIFT(BITAND([.J69]; BITLSHIFT(1;5)); 5)" office:value-type="float" office:value="0" calcext:value-type="float">
            <text:p>0</text:p>
          </table:table-cell>
          <table:table-cell table:style-name="ce2" table:formula="of:=BITRSHIFT(BITAND([.J69]; BITLSHIFT(1;4)); 4)" office:value-type="float" office:value="0" calcext:value-type="float">
            <text:p>0</text:p>
          </table:table-cell>
          <table:table-cell table:style-name="ce2" table:formula="of:=BITRSHIFT(BITAND([.J69]; BITLSHIFT(1;3)); 3)" office:value-type="float" office:value="0" calcext:value-type="float">
            <text:p>0</text:p>
          </table:table-cell>
          <table:table-cell table:style-name="ce2" table:formula="of:=BITRSHIFT(BITAND([.J69]; BITLSHIFT(1;2)); 2)" office:value-type="float" office:value="0" calcext:value-type="float">
            <text:p>0</text:p>
          </table:table-cell>
          <table:table-cell table:style-name="ce2" table:formula="of:=BITRSHIFT(BITAND([.J69]; BITLSHIFT(1;1)); 1)" office:value-type="float" office:value="0" calcext:value-type="float">
            <text:p>0</text:p>
          </table:table-cell>
          <table:table-cell table:style-name="ce2" table:formula="of:=BITRSHIFT(BITAND([.J69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S74]*BITLSHIFT(1;10)+[.T74]*BITLSHIFT(1;9)+[.U74]*BITLSHIFT(1;8)+[.V74]*BITLSHIFT(1;7)+[.W74]*BITLSHIFT(1;6)+[.X74]*BITLSHIFT(1;5)+[.Q69]*BITLSHIFT(1;4)+[.R69]*BITLSHIFT(1;3)+[.S69]*BITLSHIFT(1;2)+[.T69]*BITLSHIFT(1;1)+[.U69]*BITLSHIFT(1;0)" office:value-type="float" office:value="1024" calcext:value-type="float">
            <text:p>1024</text:p>
          </table:table-cell>
          <table:table-cell table:style-name="ce32" table:formula="of:=DEC2HEX([.AH69])" office:value-type="string" office:string-value="400" calcext:value-type="string">
            <text:p>400</text:p>
          </table:table-cell>
          <table:table-cell table:number-columns-repeated="53"/>
        </table:table-row>
        <table:table-row table:style-name="ro1">
          <table:table-cell office:value-type="string" calcext:value-type="string" table:number-columns-spanned="5" table:number-rows-spanned="1">
            <text:p>Ch[9]</text:p>
          </table:table-cell>
          <table:covered-table-cell table:number-columns-repeated="4"/>
          <table:table-cell table:style-name="ce7" office:value-type="string" calcext:value-type="string" table:number-columns-spanned="3" table:number-rows-spanned="1">
            <text:p>Ch[8]</text:p>
          </table:table-cell>
          <table:covered-table-cell table:number-columns-repeated="2"/>
          <table:table-cell table:number-columns-repeated="80"/>
        </table:table-row>
        <table:table-row table:style-name="ro1">
          <table:table-cell table:number-columns-repeated="5"/>
          <table:table-cell table:style-name="ce7"/>
          <table:table-cell table:number-columns-repeated="82"/>
        </table:table-row>
        <table:table-row table:style-name="ro1">
          <table:table-cell table:style-name="ce8" office:value-type="string" calcext:value-type="string" table:number-columns-spanned="8" table:number-rows-spanned="1">
            <text:p>Stream[17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0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25" table:formula="of:=HEX2DEC(&quot;20&quot;)" office:value-type="float" office:value="32" calcext:value-type="float">
            <text:p>32</text:p>
          </table:table-cell>
          <table:table-cell table:style-name="ce26" table:formula="of:=DEC2HEX([.J74])" office:value-type="string" office:string-value="20" calcext:value-type="string">
            <text:p>20</text:p>
          </table:table-cell>
          <table:table-cell table:number-columns-repeated="5"/>
          <table:table-cell table:style-name="ce2" table:formula="of:=BITRSHIFT(BITAND([.J74]; BITLSHIFT(1;7)); 7)" office:value-type="float" office:value="0" calcext:value-type="float">
            <text:p>0</text:p>
          </table:table-cell>
          <table:table-cell table:style-name="ce2" table:formula="of:=BITRSHIFT(BITAND([.J74]; BITLSHIFT(1;6)); 6)" office:value-type="float" office:value="0" calcext:value-type="float">
            <text:p>0</text:p>
          </table:table-cell>
          <table:table-cell table:style-name="ce2" table:formula="of:=BITRSHIFT(BITAND([.J74]; BITLSHIFT(1;5)); 5)" office:value-type="float" office:value="1" calcext:value-type="float">
            <text:p>1</text:p>
          </table:table-cell>
          <table:table-cell table:style-name="ce2" table:formula="of:=BITRSHIFT(BITAND([.J74]; BITLSHIFT(1;4)); 4)" office:value-type="float" office:value="0" calcext:value-type="float">
            <text:p>0</text:p>
          </table:table-cell>
          <table:table-cell table:style-name="ce2" table:formula="of:=BITRSHIFT(BITAND([.J74]; BITLSHIFT(1;3)); 3)" office:value-type="float" office:value="0" calcext:value-type="float">
            <text:p>0</text:p>
          </table:table-cell>
          <table:table-cell table:style-name="ce2" table:formula="of:=BITRSHIFT(BITAND([.J74]; BITLSHIFT(1;2)); 2)" office:value-type="float" office:value="0" calcext:value-type="float">
            <text:p>0</text:p>
          </table:table-cell>
          <table:table-cell table:style-name="ce2" table:formula="of:=BITRSHIFT(BITAND([.J74]; BITLSHIFT(1;1)); 1)" office:value-type="float" office:value="0" calcext:value-type="float">
            <text:p>0</text:p>
          </table:table-cell>
          <table:table-cell table:style-name="ce2" table:formula="of:=BITRSHIFT(BITAND([.J74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X84]*BITLSHIFT(1;10)+[.Q79]*BITLSHIFT(1;9)+[.R79]*BITLSHIFT(1;8)+[.S79]*BITLSHIFT(1;7)+[.T79]*BITLSHIFT(1;6)+[.U79]*BITLSHIFT(1;5)+[.V79]*BITLSHIFT(1;4)+[.W79]*BITLSHIFT(1;3)+[.X79]*BITLSHIFT(1;2)+[.Q74]*BITLSHIFT(1;1)+[.R74]*BITLSHIFT(1;0)" office:value-type="float" office:value="0" calcext:value-type="float">
            <text:p>0</text:p>
          </table:table-cell>
          <table:table-cell table:style-name="ce32" table:formula="of:=DEC2HEX([.AH74])" office:value-type="string" office:string-value="0" calcext:value-type="string">
            <text:p>0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 table:number-columns-spanned="2" table:number-rows-spanned="1">
            <text:p>Ch[10]</text:p>
          </table:table-cell>
          <table:covered-table-cell/>
          <table:table-cell table:style-name="ce7" office:value-type="string" calcext:value-type="string" table:number-columns-spanned="6" table:number-rows-spanned="1">
            <text:p>Ch[9]</text:p>
          </table:table-cell>
          <table:covered-table-cell table:number-columns-repeated="5"/>
          <table:table-cell table:number-columns-repeated="80"/>
        </table:table-row>
        <table:table-row table:style-name="ro1">
          <table:table-cell table:style-name="ce7"/>
          <table:table-cell/>
          <table:table-cell table:style-name="ce7"/>
          <table:table-cell table:number-columns-repeated="85"/>
        </table:table-row>
        <table:table-row table:style-name="ro1">
          <table:table-cell table:style-name="ce8" office:value-type="string" calcext:value-type="string" table:number-columns-spanned="8" table:number-rows-spanned="1">
            <text:p>Stream[18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5" table:formula="of:=HEX2DEC(&quot;00&quot;)" office:value-type="float" office:value="0" calcext:value-type="float">
            <text:p>0</text:p>
          </table:table-cell>
          <table:table-cell table:style-name="ce26" table:formula="of:=DEC2HEX([.J79])" office:value-type="string" office:string-value="0" calcext:value-type="string">
            <text:p>0</text:p>
          </table:table-cell>
          <table:table-cell table:number-columns-repeated="5"/>
          <table:table-cell table:style-name="ce2" table:formula="of:=BITRSHIFT(BITAND([.J79]; BITLSHIFT(1;7)); 7)" office:value-type="float" office:value="0" calcext:value-type="float">
            <text:p>0</text:p>
          </table:table-cell>
          <table:table-cell table:style-name="ce2" table:formula="of:=BITRSHIFT(BITAND([.J79]; BITLSHIFT(1;6)); 6)" office:value-type="float" office:value="0" calcext:value-type="float">
            <text:p>0</text:p>
          </table:table-cell>
          <table:table-cell table:style-name="ce2" table:formula="of:=BITRSHIFT(BITAND([.J79]; BITLSHIFT(1;5)); 5)" office:value-type="float" office:value="0" calcext:value-type="float">
            <text:p>0</text:p>
          </table:table-cell>
          <table:table-cell table:style-name="ce2" table:formula="of:=BITRSHIFT(BITAND([.J79]; BITLSHIFT(1;4)); 4)" office:value-type="float" office:value="0" calcext:value-type="float">
            <text:p>0</text:p>
          </table:table-cell>
          <table:table-cell table:style-name="ce2" table:formula="of:=BITRSHIFT(BITAND([.J79]; BITLSHIFT(1;3)); 3)" office:value-type="float" office:value="0" calcext:value-type="float">
            <text:p>0</text:p>
          </table:table-cell>
          <table:table-cell table:style-name="ce2" table:formula="of:=BITRSHIFT(BITAND([.J79]; BITLSHIFT(1;2)); 2)" office:value-type="float" office:value="0" calcext:value-type="float">
            <text:p>0</text:p>
          </table:table-cell>
          <table:table-cell table:style-name="ce2" table:formula="of:=BITRSHIFT(BITAND([.J79]; BITLSHIFT(1;1)); 1)" office:value-type="float" office:value="0" calcext:value-type="float">
            <text:p>0</text:p>
          </table:table-cell>
          <table:table-cell table:style-name="ce2" table:formula="of:=BITRSHIFT(BITAND([.J79]; BITLSHIFT(1;0)); 0)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7" office:value-type="string" calcext:value-type="string" table:number-columns-spanned="8" table:number-rows-spanned="1">
            <text:p>Ch[10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7"/>
          <table:table-cell table:number-columns-repeated="87"/>
        </table:table-row>
        <table:table-row table:style-name="ro1">
          <table:table-cell table:style-name="ce8" office:value-type="string" calcext:value-type="string" table:number-columns-spanned="8" table:number-rows-spanned="1">
            <text:p>Stream[19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1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25" table:formula="of:=HEX2DEC(&quot;00&quot;)" office:value-type="float" office:value="0" calcext:value-type="float">
            <text:p>0</text:p>
          </table:table-cell>
          <table:table-cell table:style-name="ce26" table:formula="of:=DEC2HEX([.J84])" office:value-type="string" office:string-value="0" calcext:value-type="string">
            <text:p>0</text:p>
          </table:table-cell>
          <table:table-cell table:number-columns-repeated="5"/>
          <table:table-cell table:style-name="ce2" table:formula="of:=BITRSHIFT(BITAND([.J84]; BITLSHIFT(1;7)); 7)" office:value-type="float" office:value="0" calcext:value-type="float">
            <text:p>0</text:p>
          </table:table-cell>
          <table:table-cell table:style-name="ce2" table:formula="of:=BITRSHIFT(BITAND([.J84]; BITLSHIFT(1;6)); 6)" office:value-type="float" office:value="0" calcext:value-type="float">
            <text:p>0</text:p>
          </table:table-cell>
          <table:table-cell table:style-name="ce2" table:formula="of:=BITRSHIFT(BITAND([.J84]; BITLSHIFT(1;5)); 5)" office:value-type="float" office:value="0" calcext:value-type="float">
            <text:p>0</text:p>
          </table:table-cell>
          <table:table-cell table:style-name="ce2" table:formula="of:=BITRSHIFT(BITAND([.J84]; BITLSHIFT(1;4)); 4)" office:value-type="float" office:value="0" calcext:value-type="float">
            <text:p>0</text:p>
          </table:table-cell>
          <table:table-cell table:style-name="ce2" table:formula="of:=BITRSHIFT(BITAND([.J84]; BITLSHIFT(1;3)); 3)" office:value-type="float" office:value="0" calcext:value-type="float">
            <text:p>0</text:p>
          </table:table-cell>
          <table:table-cell table:style-name="ce2" table:formula="of:=BITRSHIFT(BITAND([.J84]; BITLSHIFT(1;2)); 2)" office:value-type="float" office:value="0" calcext:value-type="float">
            <text:p>0</text:p>
          </table:table-cell>
          <table:table-cell table:style-name="ce2" table:formula="of:=BITRSHIFT(BITAND([.J84]; BITLSHIFT(1;1)); 1)" office:value-type="float" office:value="0" calcext:value-type="float">
            <text:p>0</text:p>
          </table:table-cell>
          <table:table-cell table:style-name="ce2" table:formula="of:=BITRSHIFT(BITAND([.J84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U89]*BITLSHIFT(1;10)+[.V89]*BITLSHIFT(1;9)+[.W89]*BITLSHIFT(1;8)+[.X89]*BITLSHIFT(1;7)+[.Q84]*BITLSHIFT(1;6)+[.R84]*BITLSHIFT(1;5)+[.S84]*BITLSHIFT(1;4)+[.T84]*BITLSHIFT(1;3)+[.U84]*BITLSHIFT(1;2)+[.V84]*BITLSHIFT(1;1)+[.W84]*BITLSHIFT(1;0)" office:value-type="float" office:value="1024" calcext:value-type="float">
            <text:p>1024</text:p>
          </table:table-cell>
          <table:table-cell table:style-name="ce32" table:formula="of:=DEC2HEX([.AH84])" office:value-type="string" office:string-value="400" calcext:value-type="string">
            <text:p>400</text:p>
          </table:table-cell>
          <table:table-cell table:number-columns-repeated="53"/>
        </table:table-row>
        <table:table-row table:style-name="ro1">
          <table:table-cell office:value-type="string" calcext:value-type="string" table:number-columns-spanned="7" table:number-rows-spanned="1">
            <text:p>Ch[11]</text:p>
          </table:table-cell>
          <table:covered-table-cell table:number-columns-repeated="6"/>
          <table:table-cell office:value-type="string" calcext:value-type="string">
            <text:p>Ch[10]</text:p>
          </table:table-cell>
          <table:table-cell table:number-columns-repeated="80"/>
        </table:table-row>
        <table:table-row table:style-name="ro1">
          <table:table-cell table:number-columns-repeated="88"/>
        </table:table-row>
        <table:table-row table:style-name="ro1">
          <table:table-cell table:style-name="ce8" office:value-type="string" calcext:value-type="string" table:number-columns-spanned="8" table:number-rows-spanned="1">
            <text:p>Stream[20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2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5" table:formula="of:=HEX2DEC(&quot;08&quot;)" office:value-type="float" office:value="8" calcext:value-type="float">
            <text:p>8</text:p>
          </table:table-cell>
          <table:table-cell table:style-name="ce26" table:formula="of:=DEC2HEX([.J89])" office:value-type="string" office:string-value="8" calcext:value-type="string">
            <text:p>8</text:p>
          </table:table-cell>
          <table:table-cell table:number-columns-repeated="5"/>
          <table:table-cell table:style-name="ce2" table:formula="of:=BITRSHIFT(BITAND([.J89]; BITLSHIFT(1;7)); 7)" office:value-type="float" office:value="0" calcext:value-type="float">
            <text:p>0</text:p>
          </table:table-cell>
          <table:table-cell table:style-name="ce2" table:formula="of:=BITRSHIFT(BITAND([.J89]; BITLSHIFT(1;6)); 6)" office:value-type="float" office:value="0" calcext:value-type="float">
            <text:p>0</text:p>
          </table:table-cell>
          <table:table-cell table:style-name="ce2" table:formula="of:=BITRSHIFT(BITAND([.J89]; BITLSHIFT(1;5)); 5)" office:value-type="float" office:value="0" calcext:value-type="float">
            <text:p>0</text:p>
          </table:table-cell>
          <table:table-cell table:style-name="ce2" table:formula="of:=BITRSHIFT(BITAND([.J89]; BITLSHIFT(1;4)); 4)" office:value-type="float" office:value="0" calcext:value-type="float">
            <text:p>0</text:p>
          </table:table-cell>
          <table:table-cell table:style-name="ce2" table:formula="of:=BITRSHIFT(BITAND([.J89]; BITLSHIFT(1;3)); 3)" office:value-type="float" office:value="1" calcext:value-type="float">
            <text:p>1</text:p>
          </table:table-cell>
          <table:table-cell table:style-name="ce2" table:formula="of:=BITRSHIFT(BITAND([.J89]; BITLSHIFT(1;2)); 2)" office:value-type="float" office:value="0" calcext:value-type="float">
            <text:p>0</text:p>
          </table:table-cell>
          <table:table-cell table:style-name="ce2" table:formula="of:=BITRSHIFT(BITAND([.J89]; BITLSHIFT(1;1)); 1)" office:value-type="float" office:value="0" calcext:value-type="float">
            <text:p>0</text:p>
          </table:table-cell>
          <table:table-cell table:style-name="ce2" table:formula="of:=BITRSHIFT(BITAND([.J89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R94]*BITLSHIFT(1;10)+[.S94]*BITLSHIFT(1;9)+[.T94]*BITLSHIFT(1;8)+[.U94]*BITLSHIFT(1;7)+[.V94]*BITLSHIFT(1;6)+[.W94]*BITLSHIFT(1;5)+[.X94]*BITLSHIFT(1;4)+[.Q89]*BITLSHIFT(1;3)+[.R89]*BITLSHIFT(1;2)+[.S89]*BITLSHIFT(1;1)+[.T89]*BITLSHIFT(1;0)" office:value-type="float" office:value="1024" calcext:value-type="float">
            <text:p>1024</text:p>
          </table:table-cell>
          <table:table-cell table:style-name="ce32" table:formula="of:=DEC2HEX([.AH89])" office:value-type="string" office:string-value="400" calcext:value-type="string">
            <text:p>400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 table:number-columns-spanned="4" table:number-rows-spanned="1">
            <text:p>Ch[12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h[11]</text:p>
          </table:table-cell>
          <table:covered-table-cell table:number-columns-repeated="3"/>
          <table:table-cell table:number-columns-repeated="80"/>
        </table:table-row>
        <table:table-row table:style-name="ro1">
          <table:table-cell table:style-name="ce7"/>
          <table:table-cell table:number-columns-repeated="87"/>
        </table:table-row>
        <table:table-row table:style-name="ro1">
          <table:table-cell table:style-name="ce8" office:value-type="string" calcext:value-type="string" table:number-columns-spanned="8" table:number-rows-spanned="1">
            <text:p>Stream[21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3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ce25" table:formula="of:=HEX2DEC(&quot;40&quot;)" office:value-type="float" office:value="64" calcext:value-type="float">
            <text:p>64</text:p>
          </table:table-cell>
          <table:table-cell table:style-name="ce26" table:formula="of:=DEC2HEX([.J94])" office:value-type="string" office:string-value="40" calcext:value-type="string">
            <text:p>40</text:p>
          </table:table-cell>
          <table:table-cell table:number-columns-repeated="5"/>
          <table:table-cell table:style-name="ce2" table:formula="of:=BITRSHIFT(BITAND([.J94]; BITLSHIFT(1;7)); 7)" office:value-type="float" office:value="0" calcext:value-type="float">
            <text:p>0</text:p>
          </table:table-cell>
          <table:table-cell table:style-name="ce2" table:formula="of:=BITRSHIFT(BITAND([.J94]; BITLSHIFT(1;6)); 6)" office:value-type="float" office:value="1" calcext:value-type="float">
            <text:p>1</text:p>
          </table:table-cell>
          <table:table-cell table:style-name="ce2" table:formula="of:=BITRSHIFT(BITAND([.J94]; BITLSHIFT(1;5)); 5)" office:value-type="float" office:value="0" calcext:value-type="float">
            <text:p>0</text:p>
          </table:table-cell>
          <table:table-cell table:style-name="ce2" table:formula="of:=BITRSHIFT(BITAND([.J94]; BITLSHIFT(1;4)); 4)" office:value-type="float" office:value="0" calcext:value-type="float">
            <text:p>0</text:p>
          </table:table-cell>
          <table:table-cell table:style-name="ce2" table:formula="of:=BITRSHIFT(BITAND([.J94]; BITLSHIFT(1;3)); 3)" office:value-type="float" office:value="0" calcext:value-type="float">
            <text:p>0</text:p>
          </table:table-cell>
          <table:table-cell table:style-name="ce2" table:formula="of:=BITRSHIFT(BITAND([.J94]; BITLSHIFT(1;2)); 2)" office:value-type="float" office:value="0" calcext:value-type="float">
            <text:p>0</text:p>
          </table:table-cell>
          <table:table-cell table:style-name="ce2" table:formula="of:=BITRSHIFT(BITAND([.J94]; BITLSHIFT(1;1)); 1)" office:value-type="float" office:value="0" calcext:value-type="float">
            <text:p>0</text:p>
          </table:table-cell>
          <table:table-cell table:style-name="ce2" table:formula="of:=BITRSHIFT(BITAND([.J94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W104]*BITLSHIFT(1;10)+[.X104]*BITLSHIFT(1;9)+[.Q99]*BITLSHIFT(1;8)+[.R99]*BITLSHIFT(1;7)+[.S99]*BITLSHIFT(1;6)+[.T99]*BITLSHIFT(1;5)+[.U99]*BITLSHIFT(1;4)+[.V99]*BITLSHIFT(1;3)+[.W99]*BITLSHIFT(1;2)+[.X99]*BITLSHIFT(1;1)+[.Q94]*BITLSHIFT(1;0)" office:value-type="float" office:value="0" calcext:value-type="float">
            <text:p>0</text:p>
          </table:table-cell>
          <table:table-cell table:style-name="ce32" table:formula="of:=DEC2HEX([.AH94])" office:value-type="string" office:string-value="0" calcext:value-type="string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[13]</text:p>
          </table:table-cell>
          <table:table-cell table:style-name="ce7" office:value-type="string" calcext:value-type="string" table:number-columns-spanned="7" table:number-rows-spanned="1">
            <text:p>Ch[12]</text:p>
          </table:table-cell>
          <table:covered-table-cell table:number-columns-repeated="6"/>
          <table:table-cell table:number-columns-repeated="80"/>
        </table:table-row>
        <table:table-row table:style-name="ro1">
          <table:table-cell/>
          <table:table-cell table:style-name="ce7"/>
          <table:table-cell table:number-columns-repeated="86"/>
        </table:table-row>
        <table:table-row table:style-name="ro1">
          <table:table-cell table:style-name="ce8" office:value-type="string" calcext:value-type="string" table:number-columns-spanned="8" table:number-rows-spanned="1">
            <text:p>Stream[22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table:formula="of:=HEX2DEC(&quot;00&quot;)" office:value-type="float" office:value="0" calcext:value-type="float">
            <text:p>0</text:p>
          </table:table-cell>
          <table:table-cell table:style-name="ce26" table:formula="of:=DEC2HEX([.J99])" office:value-type="string" office:string-value="0" calcext:value-type="string">
            <text:p>0</text:p>
          </table:table-cell>
          <table:table-cell table:number-columns-repeated="5"/>
          <table:table-cell table:style-name="ce2" table:formula="of:=BITRSHIFT(BITAND([.J99]; BITLSHIFT(1;7)); 7)" office:value-type="float" office:value="0" calcext:value-type="float">
            <text:p>0</text:p>
          </table:table-cell>
          <table:table-cell table:style-name="ce2" table:formula="of:=BITRSHIFT(BITAND([.J99]; BITLSHIFT(1;6)); 6)" office:value-type="float" office:value="0" calcext:value-type="float">
            <text:p>0</text:p>
          </table:table-cell>
          <table:table-cell table:style-name="ce2" table:formula="of:=BITRSHIFT(BITAND([.J99]; BITLSHIFT(1;5)); 5)" office:value-type="float" office:value="0" calcext:value-type="float">
            <text:p>0</text:p>
          </table:table-cell>
          <table:table-cell table:style-name="ce2" table:formula="of:=BITRSHIFT(BITAND([.J99]; BITLSHIFT(1;4)); 4)" office:value-type="float" office:value="0" calcext:value-type="float">
            <text:p>0</text:p>
          </table:table-cell>
          <table:table-cell table:style-name="ce2" table:formula="of:=BITRSHIFT(BITAND([.J99]; BITLSHIFT(1;3)); 3)" office:value-type="float" office:value="0" calcext:value-type="float">
            <text:p>0</text:p>
          </table:table-cell>
          <table:table-cell table:style-name="ce2" table:formula="of:=BITRSHIFT(BITAND([.J99]; BITLSHIFT(1;2)); 2)" office:value-type="float" office:value="0" calcext:value-type="float">
            <text:p>0</text:p>
          </table:table-cell>
          <table:table-cell table:style-name="ce2" table:formula="of:=BITRSHIFT(BITAND([.J99]; BITLSHIFT(1;1)); 1)" office:value-type="float" office:value="0" calcext:value-type="float">
            <text:p>0</text:p>
          </table:table-cell>
          <table:table-cell table:style-name="ce2" table:formula="of:=BITRSHIFT(BITAND([.J99]; BITLSHIFT(1;0)); 0)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 table:number-columns-spanned="8" table:number-rows-spanned="1">
            <text:p>Ch[13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number-columns-repeated="88"/>
        </table:table-row>
        <table:table-row table:style-name="ro1">
          <table:table-cell table:style-name="ce8" office:value-type="string" calcext:value-type="string" table:number-columns-spanned="8" table:number-rows-spanned="1">
            <text:p>Stream[23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4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5" table:formula="of:=HEX2DEC(&quot;00&quot;)" office:value-type="float" office:value="0" calcext:value-type="float">
            <text:p>0</text:p>
          </table:table-cell>
          <table:table-cell table:style-name="ce26" table:formula="of:=DEC2HEX([.J104])" office:value-type="string" office:string-value="0" calcext:value-type="string">
            <text:p>0</text:p>
          </table:table-cell>
          <table:table-cell table:number-columns-repeated="5"/>
          <table:table-cell table:style-name="ce2" table:formula="of:=BITRSHIFT(BITAND([.J104]; BITLSHIFT(1;7)); 7)" office:value-type="float" office:value="0" calcext:value-type="float">
            <text:p>0</text:p>
          </table:table-cell>
          <table:table-cell table:style-name="ce2" table:formula="of:=BITRSHIFT(BITAND([.J104]; BITLSHIFT(1;6)); 6)" office:value-type="float" office:value="0" calcext:value-type="float">
            <text:p>0</text:p>
          </table:table-cell>
          <table:table-cell table:style-name="ce2" table:formula="of:=BITRSHIFT(BITAND([.J104]; BITLSHIFT(1;5)); 5)" office:value-type="float" office:value="0" calcext:value-type="float">
            <text:p>0</text:p>
          </table:table-cell>
          <table:table-cell table:style-name="ce2" table:formula="of:=BITRSHIFT(BITAND([.J104]; BITLSHIFT(1;4)); 4)" office:value-type="float" office:value="0" calcext:value-type="float">
            <text:p>0</text:p>
          </table:table-cell>
          <table:table-cell table:style-name="ce2" table:formula="of:=BITRSHIFT(BITAND([.J104]; BITLSHIFT(1;3)); 3)" office:value-type="float" office:value="0" calcext:value-type="float">
            <text:p>0</text:p>
          </table:table-cell>
          <table:table-cell table:style-name="ce2" table:formula="of:=BITRSHIFT(BITAND([.J104]; BITLSHIFT(1;2)); 2)" office:value-type="float" office:value="0" calcext:value-type="float">
            <text:p>0</text:p>
          </table:table-cell>
          <table:table-cell table:style-name="ce2" table:formula="of:=BITRSHIFT(BITAND([.J104]; BITLSHIFT(1;1)); 1)" office:value-type="float" office:value="0" calcext:value-type="float">
            <text:p>0</text:p>
          </table:table-cell>
          <table:table-cell table:style-name="ce2" table:formula="of:=BITRSHIFT(BITAND([.J104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T109]*BITLSHIFT(1;10)+[.U109]*BITLSHIFT(1;9)+[.V109]*BITLSHIFT(1;8)+[.W109]*BITLSHIFT(1;7)+[.X109]*BITLSHIFT(1;6)+[.Q104]*BITLSHIFT(1;5)+[.R104]*BITLSHIFT(1;4)+[.S104]*BITLSHIFT(1;3)+[.T104]*BITLSHIFT(1;2)+[.U104]*BITLSHIFT(1;1)+[.V104]*BITLSHIFT(1;0)" office:value-type="float" office:value="1024" calcext:value-type="float">
            <text:p>1024</text:p>
          </table:table-cell>
          <table:table-cell table:style-name="ce32" table:formula="of:=DEC2HEX([.AH104])" office:value-type="string" office:string-value="400" calcext:value-type="string">
            <text:p>400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 table:number-columns-spanned="6" table:number-rows-spanned="1">
            <text:p>Ch[14]</text:p>
          </table:table-cell>
          <table:covered-table-cell table:number-columns-repeated="5"/>
          <table:table-cell table:style-name="ce7" office:value-type="string" calcext:value-type="string" table:number-columns-spanned="2" table:number-rows-spanned="1">
            <text:p>Ch[13]</text:p>
          </table:table-cell>
          <table:covered-table-cell/>
          <table:table-cell table:number-columns-repeated="80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81"/>
        </table:table-row>
        <table:table-row table:style-name="ro1">
          <table:table-cell table:style-name="ce8" office:value-type="string" calcext:value-type="string" table:number-columns-spanned="8" table:number-rows-spanned="1">
            <text:p>Stream[24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5]</text:p>
          </table:table-cell>
          <table:table-cell table:number-columns-repeated="5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5" table:formula="of:=HEX2DEC(&quot;10&quot;)" office:value-type="float" office:value="16" calcext:value-type="float">
            <text:p>16</text:p>
          </table:table-cell>
          <table:table-cell table:style-name="ce26" table:formula="of:=DEC2HEX([.J109])" office:value-type="string" office:string-value="10" calcext:value-type="string">
            <text:p>10</text:p>
          </table:table-cell>
          <table:table-cell table:number-columns-repeated="5"/>
          <table:table-cell table:style-name="ce2" table:formula="of:=BITRSHIFT(BITAND([.J109]; BITLSHIFT(1;7)); 7)" office:value-type="float" office:value="0" calcext:value-type="float">
            <text:p>0</text:p>
          </table:table-cell>
          <table:table-cell table:style-name="ce2" table:formula="of:=BITRSHIFT(BITAND([.J109]; BITLSHIFT(1;6)); 6)" office:value-type="float" office:value="0" calcext:value-type="float">
            <text:p>0</text:p>
          </table:table-cell>
          <table:table-cell table:style-name="ce2" table:formula="of:=BITRSHIFT(BITAND([.J109]; BITLSHIFT(1;5)); 5)" office:value-type="float" office:value="0" calcext:value-type="float">
            <text:p>0</text:p>
          </table:table-cell>
          <table:table-cell table:style-name="ce2" table:formula="of:=BITRSHIFT(BITAND([.J109]; BITLSHIFT(1;4)); 4)" office:value-type="float" office:value="1" calcext:value-type="float">
            <text:p>1</text:p>
          </table:table-cell>
          <table:table-cell table:style-name="ce2" table:formula="of:=BITRSHIFT(BITAND([.J109]; BITLSHIFT(1;3)); 3)" office:value-type="float" office:value="0" calcext:value-type="float">
            <text:p>0</text:p>
          </table:table-cell>
          <table:table-cell table:style-name="ce2" table:formula="of:=BITRSHIFT(BITAND([.J109]; BITLSHIFT(1;2)); 2)" office:value-type="float" office:value="0" calcext:value-type="float">
            <text:p>0</text:p>
          </table:table-cell>
          <table:table-cell table:style-name="ce2" table:formula="of:=BITRSHIFT(BITAND([.J109]; BITLSHIFT(1;1)); 1)" office:value-type="float" office:value="0" calcext:value-type="float">
            <text:p>0</text:p>
          </table:table-cell>
          <table:table-cell table:style-name="ce2" table:formula="of:=BITRSHIFT(BITAND([.J109]; BITLSHIFT(1;0)); 0)" office:value-type="float" office:value="0" calcext:value-type="float">
            <text:p>0</text:p>
          </table:table-cell>
          <table:table-cell table:number-columns-repeated="9"/>
          <table:table-cell table:style-name="ce31" table:formula="of:=[.Q114]*BITLSHIFT(1;10)+[.R114]*BITLSHIFT(1;9)+[.S114]*BITLSHIFT(1;8)+[.T114]*BITLSHIFT(1;7)+[.U114]*BITLSHIFT(1;6)+[.V114]*BITLSHIFT(1;5)+[.W114]*BITLSHIFT(1;4)+[.X114]*BITLSHIFT(1;3)+[.Q109]*BITLSHIFT(1;2)+[.R109]*BITLSHIFT(1;1)+[.S109]*BITLSHIFT(1;0)" office:value-type="float" office:value="1024" calcext:value-type="float">
            <text:p>1024</text:p>
          </table:table-cell>
          <table:table-cell table:style-name="ce32" table:formula="of:=DEC2HEX([.AH109])" office:value-type="string" office:string-value="400" calcext:value-type="string">
            <text:p>400</text:p>
          </table:table-cell>
          <table:table-cell table:number-columns-repeated="53"/>
        </table:table-row>
        <table:table-row table:style-name="ro1">
          <table:table-cell office:value-type="string" calcext:value-type="string" table:number-columns-spanned="3" table:number-rows-spanned="1">
            <text:p>Ch[15]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Ch[14]</text:p>
          </table:table-cell>
          <table:covered-table-cell table:number-columns-repeated="4"/>
          <table:table-cell table:number-columns-repeated="80"/>
        </table:table-row>
        <table:table-row table:style-name="ro1">
          <table:table-cell table:number-columns-repeated="3"/>
          <table:table-cell table:style-name="ce7"/>
          <table:table-cell table:number-columns-repeated="84"/>
        </table:table-row>
        <table:table-row table:style-name="ro1">
          <table:table-cell table:style-name="ce8" office:value-type="string" calcext:value-type="string" table:number-columns-spanned="8" table:number-rows-spanned="1">
            <text:p>Stream[25]</text:p>
          </table:table-cell>
          <table:covered-table-cell table:number-columns-repeated="7"/>
          <table:table-cell table:number-columns-repeated="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25" table:formula="of:=HEX2DEC(&quot;80&quot;)" office:value-type="float" office:value="128" calcext:value-type="float">
            <text:p>128</text:p>
          </table:table-cell>
          <table:table-cell table:style-name="ce26" table:formula="of:=DEC2HEX([.J114])" office:value-type="string" office:string-value="80" calcext:value-type="string">
            <text:p>80</text:p>
          </table:table-cell>
          <table:table-cell table:number-columns-repeated="5"/>
          <table:table-cell table:style-name="ce2" table:formula="of:=BITRSHIFT(BITAND([.J114]; BITLSHIFT(1;7)); 7)" office:value-type="float" office:value="1" calcext:value-type="float">
            <text:p>1</text:p>
          </table:table-cell>
          <table:table-cell table:style-name="ce2" table:formula="of:=BITRSHIFT(BITAND([.J114]; BITLSHIFT(1;6)); 6)" office:value-type="float" office:value="0" calcext:value-type="float">
            <text:p>0</text:p>
          </table:table-cell>
          <table:table-cell table:style-name="ce2" table:formula="of:=BITRSHIFT(BITAND([.J114]; BITLSHIFT(1;5)); 5)" office:value-type="float" office:value="0" calcext:value-type="float">
            <text:p>0</text:p>
          </table:table-cell>
          <table:table-cell table:style-name="ce2" table:formula="of:=BITRSHIFT(BITAND([.J114]; BITLSHIFT(1;4)); 4)" office:value-type="float" office:value="0" calcext:value-type="float">
            <text:p>0</text:p>
          </table:table-cell>
          <table:table-cell table:style-name="ce2" table:formula="of:=BITRSHIFT(BITAND([.J114]; BITLSHIFT(1;3)); 3)" office:value-type="float" office:value="0" calcext:value-type="float">
            <text:p>0</text:p>
          </table:table-cell>
          <table:table-cell table:style-name="ce2" table:formula="of:=BITRSHIFT(BITAND([.J114]; BITLSHIFT(1;2)); 2)" office:value-type="float" office:value="0" calcext:value-type="float">
            <text:p>0</text:p>
          </table:table-cell>
          <table:table-cell table:style-name="ce2" table:formula="of:=BITRSHIFT(BITAND([.J114]; BITLSHIFT(1;1)); 1)" office:value-type="float" office:value="0" calcext:value-type="float">
            <text:p>0</text:p>
          </table:table-cell>
          <table:table-cell table:style-name="ce2" table:formula="of:=BITRSHIFT(BITAND([.J114]; BITLSHIFT(1;0)); 0)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 table:number-columns-spanned="8" table:number-rows-spanned="1">
            <text:p>Ch[15]</text:p>
          </table:table-cell>
          <table:covered-table-cell table:number-columns-repeated="7"/>
          <table:table-cell table:number-columns-repeated="80"/>
        </table:table-row>
        <table:table-row table:style-name="ro1" table:number-rows-repeated="3">
          <table:table-cell table:number-columns-repeated="88"/>
        </table:table-row>
        <table:table-row table:style-name="ro1">
          <table:table-cell table:style-name="ce21" office:value-type="string" calcext:value-type="string">
            <text:p>Hex</text:p>
          </table:table-cell>
          <table:table-cell table:number-columns-repeated="87"/>
        </table:table-row>
        <table:table-row table:style-name="ro1">
          <table:table-cell table:style-name="ce22" table:formula="of:=[.K9]" office:value-type="string" office:string-value="0" calcext:value-type="string">
            <text:p>0</text:p>
          </table:table-cell>
          <table:table-cell table:style-name="ce22" table:formula="of:=[.K14]" office:value-type="string" office:string-value="4" calcext:value-type="string">
            <text:p>4</text:p>
          </table:table-cell>
          <table:table-cell table:style-name="ce22" table:formula="of:=[.K19]" office:value-type="string" office:string-value="20" calcext:value-type="string">
            <text:p>20</text:p>
          </table:table-cell>
          <table:table-cell table:style-name="ce22" table:formula="of:=[.K24]" office:value-type="string" office:string-value="33" calcext:value-type="string">
            <text:p>33</text:p>
          </table:table-cell>
          <table:table-cell table:style-name="ce22" table:formula="of:=[.K29]" office:value-type="string" office:string-value="0" calcext:value-type="string">
            <text:p>0</text:p>
          </table:table-cell>
          <table:table-cell table:style-name="ce22" table:formula="of:=[.K34]" office:value-type="string" office:string-value="C8" calcext:value-type="string">
            <text:p>C8</text:p>
          </table:table-cell>
          <table:table-cell table:style-name="ce22" table:formula="of:=[.K39]" office:value-type="string" office:string-value="C" calcext:value-type="string">
            <text:p>C</text:p>
          </table:table-cell>
          <table:table-cell table:style-name="ce22" table:formula="of:=[.K44]" office:value-type="string" office:string-value="0" calcext:value-type="string">
            <text:p>0</text:p>
          </table:table-cell>
          <table:table-cell table:style-name="ce22" table:formula="of:=[.K49]" office:value-type="string" office:string-value="30" calcext:value-type="string">
            <text:p>30</text:p>
          </table:table-cell>
          <table:table-cell table:style-name="ce22" table:formula="of:=[.K54]" office:value-type="string" office:string-value="83" calcext:value-type="string">
            <text:p>83</text:p>
          </table:table-cell>
          <table:table-cell table:style-name="ce22" table:formula="of:=[.K59]" office:value-type="string" office:string-value="19" calcext:value-type="string">
            <text:p>19</text:p>
          </table:table-cell>
          <table:table-cell table:style-name="ce22" table:formula="of:=[.K64]" office:value-type="string" office:string-value="CC" calcext:value-type="string">
            <text:p>CC</text:p>
          </table:table-cell>
          <table:table-cell table:style-name="ce22" table:formula="of:=[.K69]" office:value-type="string" office:string-value="0" calcext:value-type="string">
            <text:p>0</text:p>
          </table:table-cell>
          <table:table-cell table:style-name="ce22" table:formula="of:=[.K74]" office:value-type="string" office:string-value="20" calcext:value-type="string">
            <text:p>20</text:p>
          </table:table-cell>
          <table:table-cell table:style-name="ce22" table:formula="of:=[.K79]" office:value-type="string" office:string-value="0" calcext:value-type="string">
            <text:p>0</text:p>
          </table:table-cell>
          <table:table-cell table:style-name="ce22" table:formula="of:=[.K84]" office:value-type="string" office:string-value="0" calcext:value-type="string">
            <text:p>0</text:p>
          </table:table-cell>
          <table:table-cell table:style-name="ce22" table:formula="of:=[.K89]" office:value-type="string" office:string-value="8" calcext:value-type="string">
            <text:p>8</text:p>
          </table:table-cell>
          <table:table-cell table:style-name="ce22" table:formula="of:=[.K94]" office:value-type="string" office:string-value="40" calcext:value-type="string">
            <text:p>40</text:p>
          </table:table-cell>
          <table:table-cell table:style-name="ce22" table:formula="of:=[.K99]" office:value-type="string" office:string-value="0" calcext:value-type="string">
            <text:p>0</text:p>
          </table:table-cell>
          <table:table-cell table:style-name="ce22" table:formula="of:=[.K104]" office:value-type="string" office:string-value="0" calcext:value-type="string">
            <text:p>0</text:p>
          </table:table-cell>
          <table:table-cell table:style-name="ce22" table:formula="of:=[.K109]" office:value-type="string" office:string-value="10" calcext:value-type="string">
            <text:p>10</text:p>
          </table:table-cell>
          <table:table-cell table:style-name="ce22" table:formula="of:=[.K114]" office:value-type="string" office:string-value="80" calcext:value-type="string">
            <text:p>80</text:p>
          </table:table-cell>
          <table:table-cell table:number-columns-repeated="66"/>
        </table:table-row>
        <table:table-row table:style-name="ro1">
          <table:table-cell table:number-columns-repeated="88"/>
        </table:table-row>
        <table:table-row table:style-name="ro1">
          <table:table-cell table:style-name="ce21" office:value-type="string" calcext:value-type="string">
            <text:p>Channel Decode</text:p>
          </table:table-cell>
          <table:table-cell table:number-columns-repeated="87"/>
        </table:table-row>
        <table:table-row table:style-name="ro1">
          <table:table-cell table:style-name="ce22" table:formula="of:=[.AI9]" office:value-type="string" office:string-value="400" calcext:value-type="string">
            <text:p>400</text:p>
          </table:table-cell>
          <table:table-cell table:style-name="ce22" table:formula="of:=[.AI14]" office:value-type="string" office:string-value="400" calcext:value-type="string">
            <text:p>400</text:p>
          </table:table-cell>
          <table:table-cell table:style-name="ce23" table:formula="of:=[.AI19]" office:value-type="string" office:string-value="CC" calcext:value-type="string">
            <text:p>CC</text:p>
          </table:table-cell>
          <table:table-cell table:style-name="ce23" table:formula="of:=[.AI29]" office:value-type="string" office:string-value="400" calcext:value-type="string">
            <text:p>400</text:p>
          </table:table-cell>
          <table:table-cell table:style-name="ce23" table:formula="of:=[.AI34]" office:value-type="string" office:string-value="CC" calcext:value-type="string">
            <text:p>CC</text:p>
          </table:table-cell>
          <table:table-cell table:style-name="ce23" table:formula="of:=[.AI39]" office:value-type="string" office:string-value="0" calcext:value-type="string">
            <text:p>0</text:p>
          </table:table-cell>
          <table:table-cell table:style-name="ce23" table:formula="of:=[.AI49]" office:value-type="string" office:string-value="CC" calcext:value-type="string">
            <text:p>CC</text:p>
          </table:table-cell>
          <table:table-cell table:style-name="ce23" table:formula="of:=[.AI54]" office:value-type="string" office:string-value="CC" calcext:value-type="string">
            <text:p>CC</text:p>
          </table:table-cell>
          <table:table-cell table:style-name="ce23" table:formula="of:=[.AI64]" office:value-type="string" office:string-value="CC" calcext:value-type="string">
            <text:p>CC</text:p>
          </table:table-cell>
          <table:table-cell table:style-name="ce23" table:formula="of:=[.AI69]" office:value-type="string" office:string-value="400" calcext:value-type="string">
            <text:p>400</text:p>
          </table:table-cell>
          <table:table-cell table:style-name="ce23" table:formula="of:=[.AI74]" office:value-type="string" office:string-value="0" calcext:value-type="string">
            <text:p>0</text:p>
          </table:table-cell>
          <table:table-cell table:style-name="ce23" table:formula="of:=[.AI84]" office:value-type="string" office:string-value="400" calcext:value-type="string">
            <text:p>400</text:p>
          </table:table-cell>
          <table:table-cell table:style-name="ce23" table:formula="of:=[.AI89]" office:value-type="string" office:string-value="400" calcext:value-type="string">
            <text:p>400</text:p>
          </table:table-cell>
          <table:table-cell table:style-name="ce23" table:formula="of:=[.AI94]" office:value-type="string" office:string-value="0" calcext:value-type="string">
            <text:p>0</text:p>
          </table:table-cell>
          <table:table-cell table:style-name="ce23" table:formula="of:=[.AI104]" office:value-type="string" office:string-value="400" calcext:value-type="string">
            <text:p>400</text:p>
          </table:table-cell>
          <table:table-cell table:style-name="ce23" table:formula="of:=[.AI109]" office:value-type="string" office:string-value="400" calcext:value-type="string">
            <text:p>400</text:p>
          </table:table-cell>
          <table:table-cell table:number-columns-repeated="72"/>
        </table:table-row>
        <table:table-row table:style-name="ro1" table:number-rows-repeated="10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5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6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7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8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0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0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6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6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2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3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0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8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5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6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6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6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6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7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8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0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7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8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6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0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8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5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8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9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4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0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  <table:table-row table:style-name="ro1">
          <table:table-cell table:number-columns-repeated="88"/>
        </table:table-row>
        <table:table-row table:style-name="ro11">
          <table:table-cell table:number-columns-repeated="88"/>
        </table:table-row>
      </table:table>
      <table:table table:name="Encoding" table:style-name="ta1">
        <table:table-column table:style-name="co1" table:default-cell-style-name="ce2"/>
        <table:table-column table:style-name="co1" table:number-columns-repeated="3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tream[0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Stream[1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Stream[2]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Stream[3]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8" table:number-rows-spanned="1">
            <text:p>0x55sub_protocol values are 0..31Stream contains channels</text:p>
            <text:p>0x54sub_protocol values are 32..63Stream contains channels</text:p>
            <text:p>0x57sub_protocol values are 0..31Stream contains failsafe</text:p>
            <text:p>0x56sub_protocol values are 32..63Stream contains failsafe</text:p>
          </table:table-cell>
          <table:covered-table-cell table:number-columns-repeated="7"/>
          <table:table-cell table:style-name="ce24" office:value-type="string" calcext:value-type="string">
            <text:p>BindBit</text:p>
            <text:p>1=Bind</text:p>
            <text:p>0=No</text:p>
          </table:table-cell>
          <table:table-cell table:style-name="ce24" office:value-type="string" calcext:value-type="string">
            <text:p>AutoBindBit</text:p>
            <text:p>1=Yes</text:p>
            <text:p>0=No</text:p>
          </table:table-cell>
          <table:table-cell table:style-name="ce24" office:value-type="string" calcext:value-type="string">
            <text:p>RangeCheck</text:p>
            <text:p>1=Yes</text:p>
            <text:p>0=No</text:p>
          </table:table-cell>
          <table:table-cell table:style-name="ce27" office:value-type="string" calcext:value-type="string" table:number-columns-spanned="5" table:number-rows-spanned="1">
            <text:p>Sub_protocol</text:p>
          </table:table-cell>
          <table:covered-table-cell table:number-columns-repeated="4"/>
          <table:table-cell table:style-name="ce29" office:value-type="string" calcext:value-type="string">
            <text:p>Power</text:p>
            <text:p>0=High</text:p>
            <text:p>1=Low</text:p>
          </table:table-cell>
          <table:table-cell table:style-name="ce28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table:style-name="ce27" office:value-type="string" calcext:value-type="string" table:number-columns-spanned="4" table:number-rows-spanned="1">
            <text:p>RxNum</text:p>
          </table:table-cell>
          <table:covered-table-cell table:number-columns-repeated="3"/>
          <table:table-cell table:number-columns-repeated="11"/>
        </table:table-row>
        <table:table-row table:style-name="ro18">
          <table:table-cell table:style-name="Default"/>
          <table:table-cell table:number-columns-repeated="10"/>
          <table:table-cell table:style-name="ce28" office:value-type="string" calcext:value-type="string" table:number-columns-spanned="5" table:number-rows-spanned="1">
            <text:p>Symax = 10</text:p>
          </table:table-cell>
          <table:covered-table-cell table:number-columns-repeated="4"/>
          <table:table-cell/>
          <table:table-cell table:style-name="ce29" office:value-type="string" calcext:value-type="string" table:number-columns-spanned="3" table:number-rows-spanned="1">
            <text:p>sub_protocol == SYMAX</text:p>
            <text:p>SYMAX = 0</text:p>
            <text:p>SYMAX5C = 1</text:p>
          </table:table-cell>
          <table:covered-table-cell table:number-columns-repeated="2"/>
          <table:table-cell table:number-columns-repeated="4"/>
          <table:table-cell table:style-name="ce28" office:value-type="string" calcext:value-type="string" table:number-columns-spanned="8" table:number-rows-spanned="1">
            <text:p>-128..127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Default"/>
          <table:table-cell table:number-columns-repeated="32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 table:number-columns-spanned="8" table:number-rows-spanned="1">
            <text:p>Stream[4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0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5" table:formula="of:=BITLSHIFT([.Q9];7)+BITLSHIFT([.R9];6)+BITLSHIFT([.S9];5)+BITLSHIFT([.T9];4)+BITLSHIFT([.U9];3)+BITLSHIFT([.V9];2)+BITLSHIFT([.W9];1)+BITLSHIFT([.X9];0)" office:value-type="float" office:value="0" calcext:value-type="float">
            <text:p>0</text:p>
          </table:table-cell>
          <table:table-cell table:style-name="ce26" table:formula="of:=DEC2HEX([.J9])" office:value-type="string" office:string-value="0" calcext:value-type="string">
            <text:p>0</text:p>
          </table:table-cell>
          <table:table-cell table:number-columns-repeated="5"/>
          <table:table-cell table:style-name="ce33" table:formula="of:=BITRSHIFT(BITAND([.AH9]; BITLSHIFT(1;7));7)" office:value-type="float" office:value="0" calcext:value-type="float">
            <text:p>0</text:p>
          </table:table-cell>
          <table:table-cell table:style-name="ce33" table:formula="of:=BITRSHIFT(BITAND([.AH9]; BITLSHIFT(1;6));6)" office:value-type="float" office:value="0" calcext:value-type="float">
            <text:p>0</text:p>
          </table:table-cell>
          <table:table-cell table:style-name="ce33" table:formula="of:=BITRSHIFT(BITAND([.AH9]; BITLSHIFT(1;5));5)" office:value-type="float" office:value="0" calcext:value-type="float">
            <text:p>0</text:p>
          </table:table-cell>
          <table:table-cell table:style-name="ce33" table:formula="of:=BITRSHIFT(BITAND([.AH9]; BITLSHIFT(1;4));4)" office:value-type="float" office:value="0" calcext:value-type="float">
            <text:p>0</text:p>
          </table:table-cell>
          <table:table-cell table:style-name="ce33" table:formula="of:=BITRSHIFT(BITAND([.AH9]; BITLSHIFT(1;3));3)" office:value-type="float" office:value="0" calcext:value-type="float">
            <text:p>0</text:p>
          </table:table-cell>
          <table:table-cell table:style-name="ce33" table:formula="of:=BITRSHIFT(BITAND([.AH9]; BITLSHIFT(1;2));2)" office:value-type="float" office:value="0" calcext:value-type="float">
            <text:p>0</text:p>
          </table:table-cell>
          <table:table-cell table:style-name="ce33" table:formula="of:=BITRSHIFT(BITAND([.AH9]; BITLSHIFT(1;1));1)" office:value-type="float" office:value="0" calcext:value-type="float">
            <text:p>0</text:p>
          </table:table-cell>
          <table:table-cell table:style-name="ce33" table:formula="of:=BITRSHIFT(BITAND([.AH9]; BITLSHIFT(1;0));0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9])" office:value-type="string" office:string-value="400" calcext:value-type="string">
            <text:p>400</text:p>
          </table:table-cell>
        </table:table-row>
        <table:table-row table:style-name="ro1">
          <table:table-cell table:style-name="Default" office:value-type="string" calcext:value-type="string" table:number-columns-spanned="8" table:number-rows-spanned="1">
            <text:p>Ch[0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1" office:value-type="string" calcext:value-type="string" table:number-columns-spanned="8" table:number-rows-spanned="1">
            <text:p>Stream[5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25" table:formula="of:=BITLSHIFT([.Q14];7)+BITLSHIFT([.R14];6)+BITLSHIFT([.S14];5)+BITLSHIFT([.T14];4)+BITLSHIFT([.U14];3)+BITLSHIFT([.V14];2)+BITLSHIFT([.W14];1)+BITLSHIFT([.X14];0)" office:value-type="float" office:value="4" calcext:value-type="float">
            <text:p>4</text:p>
          </table:table-cell>
          <table:table-cell table:style-name="ce26" table:formula="of:=DEC2HEX([.J14])" office:value-type="string" office:string-value="4" calcext:value-type="string">
            <text:p>4</text:p>
          </table:table-cell>
          <table:table-cell table:number-columns-repeated="5"/>
          <table:table-cell table:style-name="ce34" table:formula="of:=BITRSHIFT(BITAND([.AH14]; BITLSHIFT(1;4));4)" office:value-type="float" office:value="0" calcext:value-type="float">
            <text:p>0</text:p>
          </table:table-cell>
          <table:table-cell table:style-name="ce34" table:formula="of:=BITRSHIFT(BITAND([.AH14]; BITLSHIFT(1;3));3)" office:value-type="float" office:value="0" calcext:value-type="float">
            <text:p>0</text:p>
          </table:table-cell>
          <table:table-cell table:style-name="ce34" table:formula="of:=BITRSHIFT(BITAND([.AH14]; BITLSHIFT(1;2));2)" office:value-type="float" office:value="0" calcext:value-type="float">
            <text:p>0</text:p>
          </table:table-cell>
          <table:table-cell table:style-name="ce34" table:formula="of:=BITRSHIFT(BITAND([.AH14]; BITLSHIFT(1;1));1)" office:value-type="float" office:value="0" calcext:value-type="float">
            <text:p>0</text:p>
          </table:table-cell>
          <table:table-cell table:style-name="ce34" table:formula="of:=BITRSHIFT(BITAND([.AH14]; BITLSHIFT(1;0));0)" office:value-type="float" office:value="0" calcext:value-type="float">
            <text:p>0</text:p>
          </table:table-cell>
          <table:table-cell table:style-name="ce4" table:formula="of:=BITRSHIFT(BITAND([.AH9]; BITLSHIFT(1;10));10)" office:value-type="float" office:value="1" calcext:value-type="float">
            <text:p>1</text:p>
          </table:table-cell>
          <table:table-cell table:style-name="ce33" table:formula="of:=BITRSHIFT(BITAND([.AH9]; BITLSHIFT(1;9));9)" office:value-type="float" office:value="0" calcext:value-type="float">
            <text:p>0</text:p>
          </table:table-cell>
          <table:table-cell table:style-name="ce33" table:formula="of:=BITRSHIFT(BITAND([.AH9]; BITLSHIFT(1;8));8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14])" office:value-type="string" office:string-value="400" calcext:value-type="string">
            <text:p>400</text:p>
          </table:table-cell>
        </table:table-row>
        <table:table-row table:style-name="ro1">
          <table:table-cell table:style-name="Default" office:value-type="string" calcext:value-type="string" table:number-columns-spanned="5" table:number-rows-spanned="1">
            <text:p>Ch[1]</text:p>
          </table:table-cell>
          <table:covered-table-cell table:number-columns-repeated="4"/>
          <table:table-cell table:style-name="ce7" office:value-type="string" calcext:value-type="string" table:number-columns-spanned="3" table:number-rows-spanned="1">
            <text:p>Ch[0]</text:p>
          </table:table-cell>
          <table:covered-table-cell table:number-columns-repeated="2"/>
          <table:table-cell table:number-columns-repeated="27"/>
        </table:table-row>
        <table:table-row table:style-name="ro1">
          <table:table-cell table:style-name="Default"/>
          <table:table-cell table:number-columns-repeated="4"/>
          <table:table-cell table:style-name="ce7"/>
          <table:table-cell table:number-columns-repeated="29"/>
        </table:table-row>
        <table:table-row table:style-name="ro1">
          <table:table-cell table:style-name="ce1" office:value-type="string" calcext:value-type="string" table:number-columns-spanned="8" table:number-rows-spanned="1">
            <text:p>Stream[6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2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25" table:formula="of:=BITLSHIFT([.Q19];7)+BITLSHIFT([.R19];6)+BITLSHIFT([.S19];5)+BITLSHIFT([.T19];4)+BITLSHIFT([.U19];3)+BITLSHIFT([.V19];2)+BITLSHIFT([.W19];1)+BITLSHIFT([.X19];0)" office:value-type="float" office:value="32" calcext:value-type="float">
            <text:p>32</text:p>
          </table:table-cell>
          <table:table-cell table:style-name="ce26" table:formula="of:=DEC2HEX([.J19])" office:value-type="string" office:string-value="20" calcext:value-type="string">
            <text:p>20</text:p>
          </table:table-cell>
          <table:table-cell table:number-columns-repeated="5"/>
          <table:table-cell table:style-name="ce35" table:formula="of:=BITRSHIFT(BITAND([.AH19]; BITLSHIFT(1;1));1)" office:value-type="float" office:value="0" calcext:value-type="float">
            <text:p>0</text:p>
          </table:table-cell>
          <table:table-cell table:style-name="ce35" table:formula="of:=BITRSHIFT(BITAND([.AH19]; BITLSHIFT(1;0));0)" office:value-type="float" office:value="0" calcext:value-type="float">
            <text:p>0</text:p>
          </table:table-cell>
          <table:table-cell table:style-name="ce34" table:formula="of:=BITRSHIFT(BITAND([.AH14]; BITLSHIFT(1;10));10)" office:value-type="float" office:value="1" calcext:value-type="float">
            <text:p>1</text:p>
          </table:table-cell>
          <table:table-cell table:style-name="ce34" table:formula="of:=BITRSHIFT(BITAND([.AH14]; BITLSHIFT(1;9));9)" office:value-type="float" office:value="0" calcext:value-type="float">
            <text:p>0</text:p>
          </table:table-cell>
          <table:table-cell table:style-name="ce34" table:formula="of:=BITRSHIFT(BITAND([.AH14]; BITLSHIFT(1;8));8)" office:value-type="float" office:value="0" calcext:value-type="float">
            <text:p>0</text:p>
          </table:table-cell>
          <table:table-cell table:style-name="ce34" table:formula="of:=BITRSHIFT(BITAND([.AH14]; BITLSHIFT(1;7));7)" office:value-type="float" office:value="0" calcext:value-type="float">
            <text:p>0</text:p>
          </table:table-cell>
          <table:table-cell table:style-name="ce34" table:formula="of:=BITRSHIFT(BITAND([.AH14]; BITLSHIFT(1;6));6)" office:value-type="float" office:value="0" calcext:value-type="float">
            <text:p>0</text:p>
          </table:table-cell>
          <table:table-cell table:style-name="ce34" table:formula="of:=BITRSHIFT(BITAND([.AH14]; BITLSHIFT(1;5));5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CC&quot;)" office:value-type="float" office:value="204" calcext:value-type="float">
            <text:p>204</text:p>
          </table:table-cell>
          <table:table-cell table:style-name="ce32" table:formula="of:=DEC2HEX([.AH19])" office:value-type="string" office:string-value="CC" calcext:value-type="string">
            <text:p>CC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Ch[2]</text:p>
          </table:table-cell>
          <table:covered-table-cell/>
          <table:table-cell table:style-name="ce7" office:value-type="string" calcext:value-type="string" table:number-columns-spanned="6" table:number-rows-spanned="1">
            <text:p>Ch[1]</text:p>
          </table:table-cell>
          <table:covered-table-cell table:number-columns-repeated="5"/>
          <table:table-cell table:number-columns-repeated="27"/>
        </table:table-row>
        <table:table-row table:style-name="ro1">
          <table:table-cell table:style-name="ce7"/>
          <table:table-cell/>
          <table:table-cell table:style-name="ce7"/>
          <table:table-cell table:number-columns-repeated="32"/>
        </table:table-row>
        <table:table-row table:style-name="ro1">
          <table:table-cell table:style-name="ce1" office:value-type="string" calcext:value-type="string" table:number-columns-spanned="8" table:number-rows-spanned="1">
            <text:p>Stream[7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25" table:formula="of:=BITLSHIFT([.Q24];7)+BITLSHIFT([.R24];6)+BITLSHIFT([.S24];5)+BITLSHIFT([.T24];4)+BITLSHIFT([.U24];3)+BITLSHIFT([.V24];2)+BITLSHIFT([.W24];1)+BITLSHIFT([.X24];0)" office:value-type="float" office:value="51" calcext:value-type="float">
            <text:p>51</text:p>
          </table:table-cell>
          <table:table-cell table:style-name="ce26" table:formula="of:=DEC2HEX([.J24])" office:value-type="string" office:string-value="33" calcext:value-type="string">
            <text:p>33</text:p>
          </table:table-cell>
          <table:table-cell table:number-columns-repeated="5"/>
          <table:table-cell table:style-name="ce35" table:formula="of:=BITRSHIFT(BITAND([.AH19]; BITLSHIFT(1;9));9)" office:value-type="float" office:value="0" calcext:value-type="float">
            <text:p>0</text:p>
          </table:table-cell>
          <table:table-cell table:style-name="ce35" table:formula="of:=BITRSHIFT(BITAND([.AH19]; BITLSHIFT(1;8));8)" office:value-type="float" office:value="0" calcext:value-type="float">
            <text:p>0</text:p>
          </table:table-cell>
          <table:table-cell table:style-name="ce35" table:formula="of:=BITRSHIFT(BITAND([.AH19]; BITLSHIFT(1;7));7)" office:value-type="float" office:value="1" calcext:value-type="float">
            <text:p>1</text:p>
          </table:table-cell>
          <table:table-cell table:style-name="ce35" table:formula="of:=BITRSHIFT(BITAND([.AH19]; BITLSHIFT(1;6));6)" office:value-type="float" office:value="1" calcext:value-type="float">
            <text:p>1</text:p>
          </table:table-cell>
          <table:table-cell table:style-name="ce35" table:formula="of:=BITRSHIFT(BITAND([.AH19]; BITLSHIFT(1;5));5)" office:value-type="float" office:value="0" calcext:value-type="float">
            <text:p>0</text:p>
          </table:table-cell>
          <table:table-cell table:style-name="ce35" table:formula="of:=BITRSHIFT(BITAND([.AH19]; BITLSHIFT(1;4));4)" office:value-type="float" office:value="0" calcext:value-type="float">
            <text:p>0</text:p>
          </table:table-cell>
          <table:table-cell table:style-name="ce35" table:formula="of:=BITRSHIFT(BITAND([.AH19]; BITLSHIFT(1;3));3)" office:value-type="float" office:value="1" calcext:value-type="float">
            <text:p>1</text:p>
          </table:table-cell>
          <table:table-cell table:style-name="ce35" table:formula="of:=BITRSHIFT(BITAND([.AH19]; BITLSHIFT(1;2));2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 table:number-columns-spanned="8" table:number-rows-spanned="1">
            <text:p>Ch[2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table:style-name="ce7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8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3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25" table:formula="of:=BITLSHIFT([.Q29];7)+BITLSHIFT([.R29];6)+BITLSHIFT([.S29];5)+BITLSHIFT([.T29];4)+BITLSHIFT([.U29];3)+BITLSHIFT([.V29];2)+BITLSHIFT([.W29];1)+BITLSHIFT([.X29];0)" office:value-type="float" office:value="0" calcext:value-type="float">
            <text:p>0</text:p>
          </table:table-cell>
          <table:table-cell table:style-name="ce26" table:formula="of:=DEC2HEX([.J29])" office:value-type="string" office:string-value="0" calcext:value-type="string">
            <text:p>0</text:p>
          </table:table-cell>
          <table:table-cell table:number-columns-repeated="5"/>
          <table:table-cell table:style-name="ce36" table:formula="of:=BITRSHIFT(BITAND([.AH29]; BITLSHIFT(1;6));6)" office:value-type="float" office:value="0" calcext:value-type="float">
            <text:p>0</text:p>
          </table:table-cell>
          <table:table-cell table:style-name="ce36" table:formula="of:=BITRSHIFT(BITAND([.AH29]; BITLSHIFT(1;5));5)" office:value-type="float" office:value="0" calcext:value-type="float">
            <text:p>0</text:p>
          </table:table-cell>
          <table:table-cell table:style-name="ce36" table:formula="of:=BITRSHIFT(BITAND([.AH29]; BITLSHIFT(1;4));4)" office:value-type="float" office:value="0" calcext:value-type="float">
            <text:p>0</text:p>
          </table:table-cell>
          <table:table-cell table:style-name="ce36" table:formula="of:=BITRSHIFT(BITAND([.AH29]; BITLSHIFT(1;3));3)" office:value-type="float" office:value="0" calcext:value-type="float">
            <text:p>0</text:p>
          </table:table-cell>
          <table:table-cell table:style-name="ce36" table:formula="of:=BITRSHIFT(BITAND([.AH29]; BITLSHIFT(1;2));2)" office:value-type="float" office:value="0" calcext:value-type="float">
            <text:p>0</text:p>
          </table:table-cell>
          <table:table-cell table:style-name="ce36" table:formula="of:=BITRSHIFT(BITAND([.AH29]; BITLSHIFT(1;1));1)" office:value-type="float" office:value="0" calcext:value-type="float">
            <text:p>0</text:p>
          </table:table-cell>
          <table:table-cell table:style-name="ce36" table:formula="of:=BITRSHIFT(BITAND([.AH29]; BITLSHIFT(1;0));0)" office:value-type="float" office:value="0" calcext:value-type="float">
            <text:p>0</text:p>
          </table:table-cell>
          <table:table-cell table:style-name="ce35" table:formula="of:=BITRSHIFT(BITAND([.AH19]; BITLSHIFT(1;10));10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29])" office:value-type="string" office:string-value="400" calcext:value-type="string">
            <text:p>400</text:p>
          </table:table-cell>
        </table:table-row>
        <table:table-row table:style-name="ro1">
          <table:table-cell table:style-name="Default" office:value-type="string" calcext:value-type="string" table:number-columns-spanned="7" table:number-rows-spanned="1">
            <text:p>Ch[3]</text:p>
          </table:table-cell>
          <table:covered-table-cell table:number-columns-repeated="6"/>
          <table:table-cell office:value-type="string" calcext:value-type="string">
            <text:p>Ch[2]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9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4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25" table:formula="of:=BITLSHIFT([.Q34];7)+BITLSHIFT([.R34];6)+BITLSHIFT([.S34];5)+BITLSHIFT([.T34];4)+BITLSHIFT([.U34];3)+BITLSHIFT([.V34];2)+BITLSHIFT([.W34];1)+BITLSHIFT([.X34];0)" office:value-type="float" office:value="200" calcext:value-type="float">
            <text:p>200</text:p>
          </table:table-cell>
          <table:table-cell table:style-name="ce26" table:formula="of:=DEC2HEX([.J34])" office:value-type="string" office:string-value="C8" calcext:value-type="string">
            <text:p>C8</text:p>
          </table:table-cell>
          <table:table-cell table:number-columns-repeated="5"/>
          <table:table-cell table:style-name="ce37" table:formula="of:=BITRSHIFT(BITAND([.AH34]; BITLSHIFT(1;3));3)" office:value-type="float" office:value="1" calcext:value-type="float">
            <text:p>1</text:p>
          </table:table-cell>
          <table:table-cell table:style-name="ce37" table:formula="of:=BITRSHIFT(BITAND([.AH34]; BITLSHIFT(1;2));2)" office:value-type="float" office:value="1" calcext:value-type="float">
            <text:p>1</text:p>
          </table:table-cell>
          <table:table-cell table:style-name="ce37" table:formula="of:=BITRSHIFT(BITAND([.AH34]; BITLSHIFT(1;1));1)" office:value-type="float" office:value="0" calcext:value-type="float">
            <text:p>0</text:p>
          </table:table-cell>
          <table:table-cell table:style-name="ce37" table:formula="of:=BITRSHIFT(BITAND([.AH34]; BITLSHIFT(1;0));0)" office:value-type="float" office:value="0" calcext:value-type="float">
            <text:p>0</text:p>
          </table:table-cell>
          <table:table-cell table:style-name="ce36" table:formula="of:=BITRSHIFT(BITAND([.AH29]; BITLSHIFT(1;10));10)" office:value-type="float" office:value="1" calcext:value-type="float">
            <text:p>1</text:p>
          </table:table-cell>
          <table:table-cell table:style-name="ce36" table:formula="of:=BITRSHIFT(BITAND([.AH29]; BITLSHIFT(1;9));9)" office:value-type="float" office:value="0" calcext:value-type="float">
            <text:p>0</text:p>
          </table:table-cell>
          <table:table-cell table:style-name="ce36" table:formula="of:=BITRSHIFT(BITAND([.AH29]; BITLSHIFT(1;8));8)" office:value-type="float" office:value="0" calcext:value-type="float">
            <text:p>0</text:p>
          </table:table-cell>
          <table:table-cell table:style-name="ce36" table:formula="of:=BITRSHIFT(BITAND([.AH29]; BITLSHIFT(1;7));7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CC&quot;)" office:value-type="float" office:value="204" calcext:value-type="float">
            <text:p>204</text:p>
          </table:table-cell>
          <table:table-cell table:style-name="ce32" table:formula="of:=DEC2HEX([.AH34])" office:value-type="string" office:string-value="CC" calcext:value-type="string">
            <text:p>CC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h[4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h[3]</text:p>
          </table:table-cell>
          <table:covered-table-cell table:number-columns-repeated="3"/>
          <table:table-cell table:number-columns-repeated="8"/>
          <table:table-cell table:style-name="ce38" table:number-columns-repeated="8"/>
          <table:table-cell table:number-columns-repeated="11"/>
        </table:table-row>
        <table:table-row table:style-name="ro1">
          <table:table-cell table:style-name="ce7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10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5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25" table:formula="of:=BITLSHIFT([.Q39];7)+BITLSHIFT([.R39];6)+BITLSHIFT([.S39];5)+BITLSHIFT([.T39];4)+BITLSHIFT([.U39];3)+BITLSHIFT([.V39];2)+BITLSHIFT([.W39];1)+BITLSHIFT([.X39];0)" office:value-type="float" office:value="12" calcext:value-type="float">
            <text:p>12</text:p>
          </table:table-cell>
          <table:table-cell table:style-name="ce26" table:formula="of:=DEC2HEX([.J39])" office:value-type="string" office:string-value="C" calcext:value-type="string">
            <text:p>C</text:p>
          </table:table-cell>
          <table:table-cell table:number-columns-repeated="5"/>
          <table:table-cell table:style-name="ce39" table:formula="of:=BITRSHIFT(BITAND([.AH39]; BITLSHIFT(1;0));0)" office:value-type="float" office:value="0" calcext:value-type="float">
            <text:p>0</text:p>
          </table:table-cell>
          <table:table-cell table:style-name="ce37" table:formula="of:=BITRSHIFT(BITAND([.AH34]; BITLSHIFT(1;10));10)" office:value-type="float" office:value="0" calcext:value-type="float">
            <text:p>0</text:p>
          </table:table-cell>
          <table:table-cell table:style-name="ce37" table:formula="of:=BITRSHIFT(BITAND([.AH34]; BITLSHIFT(1;9));9)" office:value-type="float" office:value="0" calcext:value-type="float">
            <text:p>0</text:p>
          </table:table-cell>
          <table:table-cell table:style-name="ce37" table:formula="of:=BITRSHIFT(BITAND([.AH34]; BITLSHIFT(1;8));8)" office:value-type="float" office:value="0" calcext:value-type="float">
            <text:p>0</text:p>
          </table:table-cell>
          <table:table-cell table:style-name="ce37" table:formula="of:=BITRSHIFT(BITAND([.AH34]; BITLSHIFT(1;7));7)" office:value-type="float" office:value="1" calcext:value-type="float">
            <text:p>1</text:p>
          </table:table-cell>
          <table:table-cell table:style-name="ce37" table:formula="of:=BITRSHIFT(BITAND([.AH34]; BITLSHIFT(1;6));6)" office:value-type="float" office:value="1" calcext:value-type="float">
            <text:p>1</text:p>
          </table:table-cell>
          <table:table-cell table:style-name="ce37" table:formula="of:=BITRSHIFT(BITAND([.AH34]; BITLSHIFT(1;5));5)" office:value-type="float" office:value="0" calcext:value-type="float">
            <text:p>0</text:p>
          </table:table-cell>
          <table:table-cell table:style-name="ce37" table:formula="of:=BITRSHIFT(BITAND([.AH34]; BITLSHIFT(1;4));4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39])" office:value-type="string" office:string-value="400" calcext:value-type="string">
            <text:p>400</text:p>
          </table:table-cell>
        </table:table-row>
        <table:table-row table:style-name="ro1">
          <table:table-cell table:style-name="Default" office:value-type="string" calcext:value-type="string">
            <text:p>Ch[5]</text:p>
          </table:table-cell>
          <table:table-cell table:style-name="ce7" office:value-type="string" calcext:value-type="string" table:number-columns-spanned="7" table:number-rows-spanned="1">
            <text:p>Ch[4]</text:p>
          </table:table-cell>
          <table:covered-table-cell table:number-columns-repeated="6"/>
          <table:table-cell table:number-columns-repeated="27"/>
        </table:table-row>
        <table:table-row table:style-name="ro1">
          <table:table-cell table:style-name="Default"/>
          <table:table-cell table:style-name="ce7"/>
          <table:table-cell table:number-columns-repeated="33"/>
        </table:table-row>
        <table:table-row table:style-name="ro1">
          <table:table-cell table:style-name="ce8" office:value-type="string" calcext:value-type="string" table:number-columns-spanned="8" table:number-rows-spanned="1">
            <text:p>Stream[11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25" table:formula="of:=BITLSHIFT([.Q44];7)+BITLSHIFT([.R44];6)+BITLSHIFT([.S44];5)+BITLSHIFT([.T44];4)+BITLSHIFT([.U44];3)+BITLSHIFT([.V44];2)+BITLSHIFT([.W44];1)+BITLSHIFT([.X44];0)" office:value-type="float" office:value="0" calcext:value-type="float">
            <text:p>0</text:p>
          </table:table-cell>
          <table:table-cell table:style-name="ce26" table:formula="of:=DEC2HEX([.J44])" office:value-type="string" office:string-value="0" calcext:value-type="string">
            <text:p>0</text:p>
          </table:table-cell>
          <table:table-cell table:number-columns-repeated="5"/>
          <table:table-cell table:style-name="ce39" table:formula="of:=BITRSHIFT(BITAND([.AH39]; BITLSHIFT(1;8));8)" office:value-type="float" office:value="0" calcext:value-type="float">
            <text:p>0</text:p>
          </table:table-cell>
          <table:table-cell table:style-name="ce39" table:formula="of:=BITRSHIFT(BITAND([.AH39]; BITLSHIFT(1;7));7)" office:value-type="float" office:value="0" calcext:value-type="float">
            <text:p>0</text:p>
          </table:table-cell>
          <table:table-cell table:style-name="ce39" table:formula="of:=BITRSHIFT(BITAND([.AH39]; BITLSHIFT(1;6));6)" office:value-type="float" office:value="0" calcext:value-type="float">
            <text:p>0</text:p>
          </table:table-cell>
          <table:table-cell table:style-name="ce39" table:formula="of:=BITRSHIFT(BITAND([.AH39]; BITLSHIFT(1;5));5)" office:value-type="float" office:value="0" calcext:value-type="float">
            <text:p>0</text:p>
          </table:table-cell>
          <table:table-cell table:style-name="ce39" table:formula="of:=BITRSHIFT(BITAND([.AH39]; BITLSHIFT(1;4));4)" office:value-type="float" office:value="0" calcext:value-type="float">
            <text:p>0</text:p>
          </table:table-cell>
          <table:table-cell table:style-name="ce39" table:formula="of:=BITRSHIFT(BITAND([.AH39]; BITLSHIFT(1;3));3)" office:value-type="float" office:value="0" calcext:value-type="float">
            <text:p>0</text:p>
          </table:table-cell>
          <table:table-cell table:style-name="ce39" table:formula="of:=BITRSHIFT(BITAND([.AH39]; BITLSHIFT(1;2));2)" office:value-type="float" office:value="0" calcext:value-type="float">
            <text:p>0</text:p>
          </table:table-cell>
          <table:table-cell table:style-name="ce39" table:formula="of:=BITRSHIFT(BITAND([.AH39]; BITLSHIFT(1;1))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 table:number-columns-spanned="8" table:number-rows-spanned="1">
            <text:p>Ch[5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12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6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25" table:formula="of:=BITLSHIFT([.Q49];7)+BITLSHIFT([.R49];6)+BITLSHIFT([.S49];5)+BITLSHIFT([.T49];4)+BITLSHIFT([.U49];3)+BITLSHIFT([.V49];2)+BITLSHIFT([.W49];1)+BITLSHIFT([.X49];0)" office:value-type="float" office:value="50" calcext:value-type="float">
            <text:p>50</text:p>
          </table:table-cell>
          <table:table-cell table:style-name="ce26" table:formula="of:=DEC2HEX([.J49])" office:value-type="string" office:string-value="32" calcext:value-type="string">
            <text:p>32</text:p>
          </table:table-cell>
          <table:table-cell table:number-columns-repeated="5"/>
          <table:table-cell table:style-name="ce40" table:formula="of:=BITRSHIFT(BITAND([.AH49]; BITLSHIFT(1;5));5)" office:value-type="float" office:value="0" calcext:value-type="float">
            <text:p>0</text:p>
          </table:table-cell>
          <table:table-cell table:style-name="ce40" table:formula="of:=BITRSHIFT(BITAND([.AH49]; BITLSHIFT(1;4));4)" office:value-type="float" office:value="0" calcext:value-type="float">
            <text:p>0</text:p>
          </table:table-cell>
          <table:table-cell table:style-name="ce40" table:formula="of:=BITRSHIFT(BITAND([.AH49]; BITLSHIFT(1;3));3)" office:value-type="float" office:value="1" calcext:value-type="float">
            <text:p>1</text:p>
          </table:table-cell>
          <table:table-cell table:style-name="ce40" table:formula="of:=BITRSHIFT(BITAND([.AH49]; BITLSHIFT(1;2));2)" office:value-type="float" office:value="1" calcext:value-type="float">
            <text:p>1</text:p>
          </table:table-cell>
          <table:table-cell table:style-name="ce40" table:formula="of:=BITRSHIFT(BITAND([.AH49]; BITLSHIFT(1;1));1)" office:value-type="float" office:value="0" calcext:value-type="float">
            <text:p>0</text:p>
          </table:table-cell>
          <table:table-cell table:style-name="ce40" table:formula="of:=BITRSHIFT(BITAND([.AH49]; BITLSHIFT(1;0));0)" office:value-type="float" office:value="0" calcext:value-type="float">
            <text:p>0</text:p>
          </table:table-cell>
          <table:table-cell table:style-name="ce39" table:formula="of:=BITRSHIFT(BITAND([.AH39]; BITLSHIFT(1;10));10)" office:value-type="float" office:value="1" calcext:value-type="float">
            <text:p>1</text:p>
          </table:table-cell>
          <table:table-cell table:style-name="ce39" table:formula="of:=BITRSHIFT(BITAND([.AH39]; BITLSHIFT(1;9));9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CC&quot;)" office:value-type="float" office:value="204" calcext:value-type="float">
            <text:p>204</text:p>
          </table:table-cell>
          <table:table-cell table:style-name="ce32" table:formula="of:=DEC2HEX([.AH49])" office:value-type="string" office:string-value="CC" calcext:value-type="string">
            <text:p>CC</text:p>
          </table:table-cell>
        </table:table-row>
        <table:table-row table:style-name="ro1">
          <table:table-cell table:style-name="ce7" office:value-type="string" calcext:value-type="string" table:number-columns-spanned="6" table:number-rows-spanned="1">
            <text:p>Ch[6]</text:p>
          </table:table-cell>
          <table:covered-table-cell table:number-columns-repeated="5"/>
          <table:table-cell table:style-name="ce7" office:value-type="string" calcext:value-type="string" table:number-columns-spanned="2" table:number-rows-spanned="1">
            <text:p>Ch[5]</text:p>
          </table:table-cell>
          <table:covered-table-cell/>
          <table:table-cell table:number-columns-repeated="2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28"/>
        </table:table-row>
        <table:table-row table:style-name="ro1">
          <table:table-cell table:style-name="ce8" office:value-type="string" calcext:value-type="string" table:number-columns-spanned="8" table:number-rows-spanned="1">
            <text:p>Stream[13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7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25" table:formula="of:=BITLSHIFT([.Q54];7)+BITLSHIFT([.R54];6)+BITLSHIFT([.S54];5)+BITLSHIFT([.T54];4)+BITLSHIFT([.U54];3)+BITLSHIFT([.V54];2)+BITLSHIFT([.W54];1)+BITLSHIFT([.X54];0)" office:value-type="float" office:value="131" calcext:value-type="float">
            <text:p>131</text:p>
          </table:table-cell>
          <table:table-cell table:style-name="ce26" table:formula="of:=DEC2HEX([.J54])" office:value-type="string" office:string-value="83" calcext:value-type="string">
            <text:p>83</text:p>
          </table:table-cell>
          <table:table-cell table:number-columns-repeated="5"/>
          <table:table-cell table:style-name="ce41" table:formula="of:=BITRSHIFT(BITAND([.AH54]; BITLSHIFT(1;2));2)" office:value-type="float" office:value="1" calcext:value-type="float">
            <text:p>1</text:p>
          </table:table-cell>
          <table:table-cell table:style-name="ce41" table:formula="of:=BITRSHIFT(BITAND([.AH54]; BITLSHIFT(1;1));1)" office:value-type="float" office:value="0" calcext:value-type="float">
            <text:p>0</text:p>
          </table:table-cell>
          <table:table-cell table:style-name="ce41" table:formula="of:=BITRSHIFT(BITAND([.AH54]; BITLSHIFT(1;0));0)" office:value-type="float" office:value="0" calcext:value-type="float">
            <text:p>0</text:p>
          </table:table-cell>
          <table:table-cell table:style-name="ce40" table:formula="of:=BITRSHIFT(BITAND([.AH49]; BITLSHIFT(1;10));10)" office:value-type="float" office:value="0" calcext:value-type="float">
            <text:p>0</text:p>
          </table:table-cell>
          <table:table-cell table:style-name="ce40" table:formula="of:=BITRSHIFT(BITAND([.AH49]; BITLSHIFT(1;9));9)" office:value-type="float" office:value="0" calcext:value-type="float">
            <text:p>0</text:p>
          </table:table-cell>
          <table:table-cell table:style-name="ce40" table:formula="of:=BITRSHIFT(BITAND([.AH49]; BITLSHIFT(1;8));8)" office:value-type="float" office:value="0" calcext:value-type="float">
            <text:p>0</text:p>
          </table:table-cell>
          <table:table-cell table:style-name="ce40" table:formula="of:=BITRSHIFT(BITAND([.AH49]; BITLSHIFT(1;7));7)" office:value-type="float" office:value="1" calcext:value-type="float">
            <text:p>1</text:p>
          </table:table-cell>
          <table:table-cell table:style-name="ce40" table:formula="of:=BITRSHIFT(BITAND([.AH49]; BITLSHIFT(1;6));6)" office:value-type="float" office:value="1" calcext:value-type="float">
            <text:p>1</text:p>
          </table:table-cell>
          <table:table-cell table:number-columns-repeated="9"/>
          <table:table-cell table:style-name="ce30" table:formula="of:=HEX2DEC(&quot;CC&quot;)" office:value-type="float" office:value="204" calcext:value-type="float">
            <text:p>204</text:p>
          </table:table-cell>
          <table:table-cell table:style-name="ce32" table:formula="of:=DEC2HEX([.AH54])" office:value-type="string" office:string-value="CC" calcext:value-type="string">
            <text:p>CC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Ch[7]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Ch[6]</text:p>
          </table:table-cell>
          <table:covered-table-cell table:number-columns-repeated="4"/>
          <table:table-cell table:number-columns-repeated="27"/>
        </table:table-row>
        <table:table-row table:style-name="ro1">
          <table:table-cell table:style-name="ce7"/>
          <table:table-cell table:number-columns-repeated="2"/>
          <table:table-cell table:style-name="ce7"/>
          <table:table-cell table:number-columns-repeated="31"/>
        </table:table-row>
        <table:table-row table:style-name="ro1">
          <table:table-cell table:style-name="ce8" office:value-type="string" calcext:value-type="string" table:number-columns-spanned="8" table:number-rows-spanned="1">
            <text:p>Stream[14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25" table:formula="of:=BITLSHIFT([.Q59];7)+BITLSHIFT([.R59];6)+BITLSHIFT([.S59];5)+BITLSHIFT([.T59];4)+BITLSHIFT([.U59];3)+BITLSHIFT([.V59];2)+BITLSHIFT([.W59];1)+BITLSHIFT([.X59];0)" office:value-type="float" office:value="25" calcext:value-type="float">
            <text:p>25</text:p>
          </table:table-cell>
          <table:table-cell table:style-name="ce26" table:formula="of:=DEC2HEX([.J59])" office:value-type="string" office:string-value="19" calcext:value-type="string">
            <text:p>19</text:p>
          </table:table-cell>
          <table:table-cell table:number-columns-repeated="5"/>
          <table:table-cell table:style-name="ce41" table:formula="of:=BITRSHIFT(BITAND([.AH54]; BITLSHIFT(1;10));10)" office:value-type="float" office:value="0" calcext:value-type="float">
            <text:p>0</text:p>
          </table:table-cell>
          <table:table-cell table:style-name="ce41" table:formula="of:=BITRSHIFT(BITAND([.AH54]; BITLSHIFT(1;9));9)" office:value-type="float" office:value="0" calcext:value-type="float">
            <text:p>0</text:p>
          </table:table-cell>
          <table:table-cell table:style-name="ce41" table:formula="of:=BITRSHIFT(BITAND([.AH54]; BITLSHIFT(1;8));8)" office:value-type="float" office:value="0" calcext:value-type="float">
            <text:p>0</text:p>
          </table:table-cell>
          <table:table-cell table:style-name="ce41" table:formula="of:=BITRSHIFT(BITAND([.AH54]; BITLSHIFT(1;7));7)" office:value-type="float" office:value="1" calcext:value-type="float">
            <text:p>1</text:p>
          </table:table-cell>
          <table:table-cell table:style-name="ce41" table:formula="of:=BITRSHIFT(BITAND([.AH54]; BITLSHIFT(1;6));6)" office:value-type="float" office:value="1" calcext:value-type="float">
            <text:p>1</text:p>
          </table:table-cell>
          <table:table-cell table:style-name="ce41" table:formula="of:=BITRSHIFT(BITAND([.AH54]; BITLSHIFT(1;5));5)" office:value-type="float" office:value="0" calcext:value-type="float">
            <text:p>0</text:p>
          </table:table-cell>
          <table:table-cell table:style-name="ce41" table:formula="of:=BITRSHIFT(BITAND([.AH54]; BITLSHIFT(1;4));4)" office:value-type="float" office:value="0" calcext:value-type="float">
            <text:p>0</text:p>
          </table:table-cell>
          <table:table-cell table:style-name="ce41" table:formula="of:=BITRSHIFT(BITAND([.AH54]; BITLSHIFT(1;3));3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 table:number-columns-spanned="8" table:number-rows-spanned="1">
            <text:p>Ch[7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table:style-name="ce7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15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8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25" table:formula="of:=BITLSHIFT([.Q64];7)+BITLSHIFT([.R64];6)+BITLSHIFT([.S64];5)+BITLSHIFT([.T64];4)+BITLSHIFT([.U64];3)+BITLSHIFT([.V64];2)+BITLSHIFT([.W64];1)+BITLSHIFT([.X64];0)" office:value-type="float" office:value="204" calcext:value-type="float">
            <text:p>204</text:p>
          </table:table-cell>
          <table:table-cell table:style-name="ce26" table:formula="of:=DEC2HEX([.J64])" office:value-type="string" office:string-value="CC" calcext:value-type="string">
            <text:p>CC</text:p>
          </table:table-cell>
          <table:table-cell table:number-columns-repeated="5"/>
          <table:table-cell table:style-name="ce33" table:formula="of:=BITRSHIFT(BITAND([.AH64]; BITLSHIFT(1;7));7)" office:value-type="float" office:value="1" calcext:value-type="float">
            <text:p>1</text:p>
          </table:table-cell>
          <table:table-cell table:style-name="ce33" table:formula="of:=BITRSHIFT(BITAND([.AH64]; BITLSHIFT(1;6));6)" office:value-type="float" office:value="1" calcext:value-type="float">
            <text:p>1</text:p>
          </table:table-cell>
          <table:table-cell table:style-name="ce33" table:formula="of:=BITRSHIFT(BITAND([.AH64]; BITLSHIFT(1;5));5)" office:value-type="float" office:value="0" calcext:value-type="float">
            <text:p>0</text:p>
          </table:table-cell>
          <table:table-cell table:style-name="ce33" table:formula="of:=BITRSHIFT(BITAND([.AH64]; BITLSHIFT(1;4));4)" office:value-type="float" office:value="0" calcext:value-type="float">
            <text:p>0</text:p>
          </table:table-cell>
          <table:table-cell table:style-name="ce33" table:formula="of:=BITRSHIFT(BITAND([.AH64]; BITLSHIFT(1;3));3)" office:value-type="float" office:value="1" calcext:value-type="float">
            <text:p>1</text:p>
          </table:table-cell>
          <table:table-cell table:style-name="ce33" table:formula="of:=BITRSHIFT(BITAND([.AH64]; BITLSHIFT(1;2));2)" office:value-type="float" office:value="1" calcext:value-type="float">
            <text:p>1</text:p>
          </table:table-cell>
          <table:table-cell table:style-name="ce33" table:formula="of:=BITRSHIFT(BITAND([.AH64]; BITLSHIFT(1;1));1)" office:value-type="float" office:value="0" calcext:value-type="float">
            <text:p>0</text:p>
          </table:table-cell>
          <table:table-cell table:style-name="ce33" table:formula="of:=BITRSHIFT(BITAND([.AH64]; BITLSHIFT(1;0));0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CC&quot;)" office:value-type="float" office:value="204" calcext:value-type="float">
            <text:p>204</text:p>
          </table:table-cell>
          <table:table-cell table:style-name="ce32" table:formula="of:=DEC2HEX([.AH64])" office:value-type="string" office:string-value="CC" calcext:value-type="string">
            <text:p>CC</text:p>
          </table:table-cell>
        </table:table-row>
        <table:table-row table:style-name="ro1">
          <table:table-cell table:style-name="Default" office:value-type="string" calcext:value-type="string" table:number-columns-spanned="8" table:number-rows-spanned="1">
            <text:p>Ch[8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16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9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25" table:formula="of:=BITLSHIFT([.Q69];7)+BITLSHIFT([.R69];6)+BITLSHIFT([.S69];5)+BITLSHIFT([.T69];4)+BITLSHIFT([.U69];3)+BITLSHIFT([.V69];2)+BITLSHIFT([.W69];1)+BITLSHIFT([.X69];0)" office:value-type="float" office:value="0" calcext:value-type="float">
            <text:p>0</text:p>
          </table:table-cell>
          <table:table-cell table:style-name="ce26" table:formula="of:=DEC2HEX([.J69])" office:value-type="string" office:string-value="0" calcext:value-type="string">
            <text:p>0</text:p>
          </table:table-cell>
          <table:table-cell table:number-columns-repeated="5"/>
          <table:table-cell table:style-name="ce42" table:formula="of:=BITRSHIFT(BITAND([.AH69]; BITLSHIFT(1;4));4)" office:value-type="float" office:value="0" calcext:value-type="float">
            <text:p>0</text:p>
          </table:table-cell>
          <table:table-cell table:style-name="ce42" table:formula="of:=BITRSHIFT(BITAND([.AH69]; BITLSHIFT(1;3));3)" office:value-type="float" office:value="0" calcext:value-type="float">
            <text:p>0</text:p>
          </table:table-cell>
          <table:table-cell table:style-name="ce42" table:formula="of:=BITRSHIFT(BITAND([.AH69]; BITLSHIFT(1;2));2)" office:value-type="float" office:value="0" calcext:value-type="float">
            <text:p>0</text:p>
          </table:table-cell>
          <table:table-cell table:style-name="ce42" table:formula="of:=BITRSHIFT(BITAND([.AH69]; BITLSHIFT(1;1));1)" office:value-type="float" office:value="0" calcext:value-type="float">
            <text:p>0</text:p>
          </table:table-cell>
          <table:table-cell table:style-name="ce42" table:formula="of:=BITRSHIFT(BITAND([.AH69]; BITLSHIFT(1;0));0)" office:value-type="float" office:value="0" calcext:value-type="float">
            <text:p>0</text:p>
          </table:table-cell>
          <table:table-cell table:style-name="ce4" table:formula="of:=BITRSHIFT(BITAND([.AH64]; BITLSHIFT(1;10));10)" office:value-type="float" office:value="0" calcext:value-type="float">
            <text:p>0</text:p>
          </table:table-cell>
          <table:table-cell table:style-name="ce33" table:formula="of:=BITRSHIFT(BITAND([.AH64]; BITLSHIFT(1;9));9)" office:value-type="float" office:value="0" calcext:value-type="float">
            <text:p>0</text:p>
          </table:table-cell>
          <table:table-cell table:style-name="ce33" table:formula="of:=BITRSHIFT(BITAND([.AH64]; BITLSHIFT(1;8));8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69])" office:value-type="string" office:string-value="400" calcext:value-type="string">
            <text:p>400</text:p>
          </table:table-cell>
        </table:table-row>
        <table:table-row table:style-name="ro1">
          <table:table-cell table:style-name="Default" office:value-type="string" calcext:value-type="string" table:number-columns-spanned="5" table:number-rows-spanned="1">
            <text:p>Ch[9]</text:p>
          </table:table-cell>
          <table:covered-table-cell table:number-columns-repeated="4"/>
          <table:table-cell table:style-name="ce7" office:value-type="string" calcext:value-type="string" table:number-columns-spanned="3" table:number-rows-spanned="1">
            <text:p>Ch[8]</text:p>
          </table:table-cell>
          <table:covered-table-cell table:number-columns-repeated="2"/>
          <table:table-cell table:number-columns-repeated="27"/>
        </table:table-row>
        <table:table-row table:style-name="ro1">
          <table:table-cell table:style-name="Default"/>
          <table:table-cell table:number-columns-repeated="4"/>
          <table:table-cell table:style-name="ce7"/>
          <table:table-cell table:number-columns-repeated="29"/>
        </table:table-row>
        <table:table-row table:style-name="ro1">
          <table:table-cell table:style-name="ce8" office:value-type="string" calcext:value-type="string" table:number-columns-spanned="8" table:number-rows-spanned="1">
            <text:p>Stream[17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0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25" table:formula="of:=BITLSHIFT([.Q74];7)+BITLSHIFT([.R74];6)+BITLSHIFT([.S74];5)+BITLSHIFT([.T74];4)+BITLSHIFT([.U74];3)+BITLSHIFT([.V74];2)+BITLSHIFT([.W74];1)+BITLSHIFT([.X74];0)" office:value-type="float" office:value="32" calcext:value-type="float">
            <text:p>32</text:p>
          </table:table-cell>
          <table:table-cell table:style-name="ce26" table:formula="of:=DEC2HEX([.J74])" office:value-type="string" office:string-value="20" calcext:value-type="string">
            <text:p>20</text:p>
          </table:table-cell>
          <table:table-cell table:number-columns-repeated="5"/>
          <table:table-cell table:style-name="ce43" table:formula="of:=BITRSHIFT(BITAND([.AH74]; BITLSHIFT(1;1));1)" office:value-type="float" office:value="0" calcext:value-type="float">
            <text:p>0</text:p>
          </table:table-cell>
          <table:table-cell table:style-name="ce43" table:formula="of:=BITRSHIFT(BITAND([.AH74]; BITLSHIFT(1;0));0)" office:value-type="float" office:value="0" calcext:value-type="float">
            <text:p>0</text:p>
          </table:table-cell>
          <table:table-cell table:style-name="ce42" table:formula="of:=BITRSHIFT(BITAND([.AH69]; BITLSHIFT(1;10));10)" office:value-type="float" office:value="1" calcext:value-type="float">
            <text:p>1</text:p>
          </table:table-cell>
          <table:table-cell table:style-name="ce42" table:formula="of:=BITRSHIFT(BITAND([.AH69]; BITLSHIFT(1;9));9)" office:value-type="float" office:value="0" calcext:value-type="float">
            <text:p>0</text:p>
          </table:table-cell>
          <table:table-cell table:style-name="ce42" table:formula="of:=BITRSHIFT(BITAND([.AH69]; BITLSHIFT(1;8));8)" office:value-type="float" office:value="0" calcext:value-type="float">
            <text:p>0</text:p>
          </table:table-cell>
          <table:table-cell table:style-name="ce42" table:formula="of:=BITRSHIFT(BITAND([.AH69]; BITLSHIFT(1;7));7)" office:value-type="float" office:value="0" calcext:value-type="float">
            <text:p>0</text:p>
          </table:table-cell>
          <table:table-cell table:style-name="ce42" table:formula="of:=BITRSHIFT(BITAND([.AH69]; BITLSHIFT(1;6));6)" office:value-type="float" office:value="0" calcext:value-type="float">
            <text:p>0</text:p>
          </table:table-cell>
          <table:table-cell table:style-name="ce42" table:formula="of:=BITRSHIFT(BITAND([.AH69]; BITLSHIFT(1;5));5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74])" office:value-type="string" office:string-value="400" calcext:value-type="string">
            <text:p>400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Ch[10]</text:p>
          </table:table-cell>
          <table:covered-table-cell/>
          <table:table-cell table:style-name="ce7" office:value-type="string" calcext:value-type="string" table:number-columns-spanned="6" table:number-rows-spanned="1">
            <text:p>Ch[9]</text:p>
          </table:table-cell>
          <table:covered-table-cell table:number-columns-repeated="5"/>
          <table:table-cell table:number-columns-repeated="27"/>
        </table:table-row>
        <table:table-row table:style-name="ro1">
          <table:table-cell table:style-name="ce7"/>
          <table:table-cell/>
          <table:table-cell table:style-name="ce7"/>
          <table:table-cell table:number-columns-repeated="32"/>
        </table:table-row>
        <table:table-row table:style-name="ro1">
          <table:table-cell table:style-name="ce8" office:value-type="string" calcext:value-type="string" table:number-columns-spanned="8" table:number-rows-spanned="1">
            <text:p>Stream[18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5" table:formula="of:=BITLSHIFT([.Q79];7)+BITLSHIFT([.R79];6)+BITLSHIFT([.S79];5)+BITLSHIFT([.T79];4)+BITLSHIFT([.U79];3)+BITLSHIFT([.V79];2)+BITLSHIFT([.W79];1)+BITLSHIFT([.X79];0)" office:value-type="float" office:value="0" calcext:value-type="float">
            <text:p>0</text:p>
          </table:table-cell>
          <table:table-cell table:style-name="ce26" table:formula="of:=DEC2HEX([.J79])" office:value-type="string" office:string-value="0" calcext:value-type="string">
            <text:p>0</text:p>
          </table:table-cell>
          <table:table-cell table:number-columns-repeated="5"/>
          <table:table-cell table:style-name="ce43" table:formula="of:=BITRSHIFT(BITAND([.AH74]; BITLSHIFT(1;9));9)" office:value-type="float" office:value="0" calcext:value-type="float">
            <text:p>0</text:p>
          </table:table-cell>
          <table:table-cell table:style-name="ce43" table:formula="of:=BITRSHIFT(BITAND([.AH74]; BITLSHIFT(1;8));8)" office:value-type="float" office:value="0" calcext:value-type="float">
            <text:p>0</text:p>
          </table:table-cell>
          <table:table-cell table:style-name="ce43" table:formula="of:=BITRSHIFT(BITAND([.AH74]; BITLSHIFT(1;7));7)" office:value-type="float" office:value="0" calcext:value-type="float">
            <text:p>0</text:p>
          </table:table-cell>
          <table:table-cell table:style-name="ce43" table:formula="of:=BITRSHIFT(BITAND([.AH74]; BITLSHIFT(1;6));6)" office:value-type="float" office:value="0" calcext:value-type="float">
            <text:p>0</text:p>
          </table:table-cell>
          <table:table-cell table:style-name="ce43" table:formula="of:=BITRSHIFT(BITAND([.AH74]; BITLSHIFT(1;5));5)" office:value-type="float" office:value="0" calcext:value-type="float">
            <text:p>0</text:p>
          </table:table-cell>
          <table:table-cell table:style-name="ce43" table:formula="of:=BITRSHIFT(BITAND([.AH74]; BITLSHIFT(1;4));4)" office:value-type="float" office:value="0" calcext:value-type="float">
            <text:p>0</text:p>
          </table:table-cell>
          <table:table-cell table:style-name="ce43" table:formula="of:=BITRSHIFT(BITAND([.AH74]; BITLSHIFT(1;3));3)" office:value-type="float" office:value="0" calcext:value-type="float">
            <text:p>0</text:p>
          </table:table-cell>
          <table:table-cell table:style-name="ce43" table:formula="of:=BITRSHIFT(BITAND([.AH74]; BITLSHIFT(1;2));2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 table:number-columns-spanned="8" table:number-rows-spanned="1">
            <text:p>Ch[10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table:style-name="ce7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19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1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25" table:formula="of:=BITLSHIFT([.Q84];7)+BITLSHIFT([.R84];6)+BITLSHIFT([.S84];5)+BITLSHIFT([.T84];4)+BITLSHIFT([.U84];3)+BITLSHIFT([.V84];2)+BITLSHIFT([.W84];1)+BITLSHIFT([.X84];0)" office:value-type="float" office:value="1" calcext:value-type="float">
            <text:p>1</text:p>
          </table:table-cell>
          <table:table-cell table:style-name="ce26" table:formula="of:=DEC2HEX([.J84])" office:value-type="string" office:string-value="1" calcext:value-type="string">
            <text:p>1</text:p>
          </table:table-cell>
          <table:table-cell table:number-columns-repeated="5"/>
          <table:table-cell table:style-name="ce34" table:formula="of:=BITRSHIFT(BITAND([.AH84]; BITLSHIFT(1;6));6)" office:value-type="float" office:value="0" calcext:value-type="float">
            <text:p>0</text:p>
          </table:table-cell>
          <table:table-cell table:style-name="ce34" table:formula="of:=BITRSHIFT(BITAND([.AH84]; BITLSHIFT(1;5));5)" office:value-type="float" office:value="0" calcext:value-type="float">
            <text:p>0</text:p>
          </table:table-cell>
          <table:table-cell table:style-name="ce34" table:formula="of:=BITRSHIFT(BITAND([.AH84]; BITLSHIFT(1;4));4)" office:value-type="float" office:value="0" calcext:value-type="float">
            <text:p>0</text:p>
          </table:table-cell>
          <table:table-cell table:style-name="ce34" table:formula="of:=BITRSHIFT(BITAND([.AH84]; BITLSHIFT(1;3));3)" office:value-type="float" office:value="0" calcext:value-type="float">
            <text:p>0</text:p>
          </table:table-cell>
          <table:table-cell table:style-name="ce34" table:formula="of:=BITRSHIFT(BITAND([.AH84]; BITLSHIFT(1;2));2)" office:value-type="float" office:value="0" calcext:value-type="float">
            <text:p>0</text:p>
          </table:table-cell>
          <table:table-cell table:style-name="ce34" table:formula="of:=BITRSHIFT(BITAND([.AH84]; BITLSHIFT(1;1));1)" office:value-type="float" office:value="0" calcext:value-type="float">
            <text:p>0</text:p>
          </table:table-cell>
          <table:table-cell table:style-name="ce34" table:formula="of:=BITRSHIFT(BITAND([.AH84]; BITLSHIFT(1;0));0)" office:value-type="float" office:value="0" calcext:value-type="float">
            <text:p>0</text:p>
          </table:table-cell>
          <table:table-cell table:style-name="ce43" table:formula="of:=BITRSHIFT(BITAND([.AH74]; BITLSHIFT(1;10));10)" office:value-type="float" office:value="1" calcext:value-type="float">
            <text:p>1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84])" office:value-type="string" office:string-value="400" calcext:value-type="string">
            <text:p>400</text:p>
          </table:table-cell>
        </table:table-row>
        <table:table-row table:style-name="ro1">
          <table:table-cell table:style-name="Default" office:value-type="string" calcext:value-type="string" table:number-columns-spanned="7" table:number-rows-spanned="1">
            <text:p>Ch[11]</text:p>
          </table:table-cell>
          <table:covered-table-cell table:number-columns-repeated="6"/>
          <table:table-cell office:value-type="string" calcext:value-type="string">
            <text:p>Ch[10]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20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2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x20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25" table:formula="of:=BITLSHIFT([.Q89];7)+BITLSHIFT([.R89];6)+BITLSHIFT([.S89];5)+BITLSHIFT([.T89];4)+BITLSHIFT([.U89];3)+BITLSHIFT([.V89];2)+BITLSHIFT([.W89];1)+BITLSHIFT([.X89];0)" office:value-type="float" office:value="8" calcext:value-type="float">
            <text:p>8</text:p>
          </table:table-cell>
          <table:table-cell table:style-name="ce26" table:formula="of:=DEC2HEX([.J89])" office:value-type="string" office:string-value="8" calcext:value-type="string">
            <text:p>8</text:p>
          </table:table-cell>
          <table:table-cell table:number-columns-repeated="5"/>
          <table:table-cell table:style-name="ce44" table:formula="of:=BITRSHIFT(BITAND([.AH89]; BITLSHIFT(1;3));3)" office:value-type="float" office:value="0" calcext:value-type="float">
            <text:p>0</text:p>
          </table:table-cell>
          <table:table-cell table:style-name="ce44" table:formula="of:=BITRSHIFT(BITAND([.AH89]; BITLSHIFT(1;2));2)" office:value-type="float" office:value="0" calcext:value-type="float">
            <text:p>0</text:p>
          </table:table-cell>
          <table:table-cell table:style-name="ce44" table:formula="of:=BITRSHIFT(BITAND([.AH89]; BITLSHIFT(1;1));1)" office:value-type="float" office:value="0" calcext:value-type="float">
            <text:p>0</text:p>
          </table:table-cell>
          <table:table-cell table:style-name="ce44" table:formula="of:=BITRSHIFT(BITAND([.AH89]; BITLSHIFT(1;0));0)" office:value-type="float" office:value="0" calcext:value-type="float">
            <text:p>0</text:p>
          </table:table-cell>
          <table:table-cell table:style-name="ce34" table:formula="of:=BITRSHIFT(BITAND([.AH84]; BITLSHIFT(1;10));10)" office:value-type="float" office:value="1" calcext:value-type="float">
            <text:p>1</text:p>
          </table:table-cell>
          <table:table-cell table:style-name="ce34" table:formula="of:=BITRSHIFT(BITAND([.AH84]; BITLSHIFT(1;9));9)" office:value-type="float" office:value="0" calcext:value-type="float">
            <text:p>0</text:p>
          </table:table-cell>
          <table:table-cell table:style-name="ce34" table:formula="of:=BITRSHIFT(BITAND([.AH84]; BITLSHIFT(1;8));8)" office:value-type="float" office:value="0" calcext:value-type="float">
            <text:p>0</text:p>
          </table:table-cell>
          <table:table-cell table:style-name="ce34" table:formula="of:=BITRSHIFT(BITAND([.AH84]; BITLSHIFT(1;7));7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89])" office:value-type="string" office:string-value="400" calcext:value-type="string">
            <text:p>400</text:p>
          </table:table-cell>
        </table:table-row>
        <table:table-row table:style-name="ro1">
          <table:table-cell table:style-name="ce7" office:value-type="string" calcext:value-type="string" table:number-columns-spanned="4" table:number-rows-spanned="1">
            <text:p>Ch[12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h[11]</text:p>
          </table:table-cell>
          <table:covered-table-cell table:number-columns-repeated="3"/>
          <table:table-cell table:number-columns-repeated="27"/>
        </table:table-row>
        <table:table-row table:style-name="ro1">
          <table:table-cell table:style-name="ce7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21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3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ce25" table:formula="of:=BITLSHIFT([.Q94];7)+BITLSHIFT([.R94];6)+BITLSHIFT([.S94];5)+BITLSHIFT([.T94];4)+BITLSHIFT([.U94];3)+BITLSHIFT([.V94];2)+BITLSHIFT([.W94];1)+BITLSHIFT([.X94];0)" office:value-type="float" office:value="64" calcext:value-type="float">
            <text:p>64</text:p>
          </table:table-cell>
          <table:table-cell table:style-name="ce26" table:formula="of:=DEC2HEX([.J94])" office:value-type="string" office:string-value="40" calcext:value-type="string">
            <text:p>40</text:p>
          </table:table-cell>
          <table:table-cell table:number-columns-repeated="5"/>
          <table:table-cell table:style-name="ce45" table:formula="of:=BITRSHIFT(BITAND([.AH94]; BITLSHIFT(1;0));0)" office:value-type="float" office:value="0" calcext:value-type="float">
            <text:p>0</text:p>
          </table:table-cell>
          <table:table-cell table:style-name="ce44" table:formula="of:=BITRSHIFT(BITAND([.AH89]; BITLSHIFT(1;10));10)" office:value-type="float" office:value="1" calcext:value-type="float">
            <text:p>1</text:p>
          </table:table-cell>
          <table:table-cell table:style-name="ce44" table:formula="of:=BITRSHIFT(BITAND([.AH89]; BITLSHIFT(1;9));9)" office:value-type="float" office:value="0" calcext:value-type="float">
            <text:p>0</text:p>
          </table:table-cell>
          <table:table-cell table:style-name="ce44" table:formula="of:=BITRSHIFT(BITAND([.AH89]; BITLSHIFT(1;8));8)" office:value-type="float" office:value="0" calcext:value-type="float">
            <text:p>0</text:p>
          </table:table-cell>
          <table:table-cell table:style-name="ce44" table:formula="of:=BITRSHIFT(BITAND([.AH89]; BITLSHIFT(1;7));7)" office:value-type="float" office:value="0" calcext:value-type="float">
            <text:p>0</text:p>
          </table:table-cell>
          <table:table-cell table:style-name="ce44" table:formula="of:=BITRSHIFT(BITAND([.AH89]; BITLSHIFT(1;6));6)" office:value-type="float" office:value="0" calcext:value-type="float">
            <text:p>0</text:p>
          </table:table-cell>
          <table:table-cell table:style-name="ce44" table:formula="of:=BITRSHIFT(BITAND([.AH89]; BITLSHIFT(1;5));5)" office:value-type="float" office:value="0" calcext:value-type="float">
            <text:p>0</text:p>
          </table:table-cell>
          <table:table-cell table:style-name="ce44" table:formula="of:=BITRSHIFT(BITAND([.AH89]; BITLSHIFT(1;4));4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94])" office:value-type="string" office:string-value="400" calcext:value-type="string">
            <text:p>400</text:p>
          </table:table-cell>
        </table:table-row>
        <table:table-row table:style-name="ro1">
          <table:table-cell table:style-name="Default" office:value-type="string" calcext:value-type="string">
            <text:p>Ch[13]</text:p>
          </table:table-cell>
          <table:table-cell table:style-name="ce7" office:value-type="string" calcext:value-type="string" table:number-columns-spanned="7" table:number-rows-spanned="1">
            <text:p>Ch[12]</text:p>
          </table:table-cell>
          <table:covered-table-cell table:number-columns-repeated="6"/>
          <table:table-cell table:number-columns-repeated="27"/>
        </table:table-row>
        <table:table-row table:style-name="ro1">
          <table:table-cell table:style-name="Default"/>
          <table:table-cell table:style-name="ce7"/>
          <table:table-cell table:number-columns-repeated="33"/>
        </table:table-row>
        <table:table-row table:style-name="ro1">
          <table:table-cell table:style-name="ce8" office:value-type="string" calcext:value-type="string" table:number-columns-spanned="8" table:number-rows-spanned="1">
            <text:p>Stream[22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table:formula="of:=BITLSHIFT([.Q99];7)+BITLSHIFT([.R99];6)+BITLSHIFT([.S99];5)+BITLSHIFT([.T99];4)+BITLSHIFT([.U99];3)+BITLSHIFT([.V99];2)+BITLSHIFT([.W99];1)+BITLSHIFT([.X99];0)" office:value-type="float" office:value="0" calcext:value-type="float">
            <text:p>0</text:p>
          </table:table-cell>
          <table:table-cell table:style-name="ce26" table:formula="of:=DEC2HEX([.J99])" office:value-type="string" office:string-value="0" calcext:value-type="string">
            <text:p>0</text:p>
          </table:table-cell>
          <table:table-cell table:number-columns-repeated="5"/>
          <table:table-cell table:style-name="ce45" table:formula="of:=BITRSHIFT(BITAND([.AH94]; BITLSHIFT(1;8));8)" office:value-type="float" office:value="0" calcext:value-type="float">
            <text:p>0</text:p>
          </table:table-cell>
          <table:table-cell table:style-name="ce45" table:formula="of:=BITRSHIFT(BITAND([.AH94]; BITLSHIFT(1;7));7)" office:value-type="float" office:value="0" calcext:value-type="float">
            <text:p>0</text:p>
          </table:table-cell>
          <table:table-cell table:style-name="ce45" table:formula="of:=BITRSHIFT(BITAND([.AH94]; BITLSHIFT(1;6));6)" office:value-type="float" office:value="0" calcext:value-type="float">
            <text:p>0</text:p>
          </table:table-cell>
          <table:table-cell table:style-name="ce45" table:formula="of:=BITRSHIFT(BITAND([.AH94]; BITLSHIFT(1;5));5)" office:value-type="float" office:value="0" calcext:value-type="float">
            <text:p>0</text:p>
          </table:table-cell>
          <table:table-cell table:style-name="ce45" table:formula="of:=BITRSHIFT(BITAND([.AH94]; BITLSHIFT(1;4));4)" office:value-type="float" office:value="0" calcext:value-type="float">
            <text:p>0</text:p>
          </table:table-cell>
          <table:table-cell table:style-name="ce45" table:formula="of:=BITRSHIFT(BITAND([.AH94]; BITLSHIFT(1;3));3)" office:value-type="float" office:value="0" calcext:value-type="float">
            <text:p>0</text:p>
          </table:table-cell>
          <table:table-cell table:style-name="ce45" table:formula="of:=BITRSHIFT(BITAND([.AH94]; BITLSHIFT(1;2));2)" office:value-type="float" office:value="0" calcext:value-type="float">
            <text:p>0</text:p>
          </table:table-cell>
          <table:table-cell table:style-name="ce45" table:formula="of:=BITRSHIFT(BITAND([.AH94]; BITLSHIFT(1;1));1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 table:number-columns-spanned="8" table:number-rows-spanned="1">
            <text:p>Ch[13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8" table:number-rows-spanned="1">
            <text:p>Stream[23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4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25" table:formula="of:=BITLSHIFT([.Q104];7)+BITLSHIFT([.R104];6)+BITLSHIFT([.S104];5)+BITLSHIFT([.T104];4)+BITLSHIFT([.U104];3)+BITLSHIFT([.V104];2)+BITLSHIFT([.W104];1)+BITLSHIFT([.X104];0)" office:value-type="float" office:value="2" calcext:value-type="float">
            <text:p>2</text:p>
          </table:table-cell>
          <table:table-cell table:style-name="ce26" table:formula="of:=DEC2HEX([.J104])" office:value-type="string" office:string-value="2" calcext:value-type="string">
            <text:p>2</text:p>
          </table:table-cell>
          <table:table-cell table:number-columns-repeated="5"/>
          <table:table-cell table:style-name="ce46" table:formula="of:=BITRSHIFT(BITAND([.AH104]; BITLSHIFT(1;5));5)" office:value-type="float" office:value="0" calcext:value-type="float">
            <text:p>0</text:p>
          </table:table-cell>
          <table:table-cell table:style-name="ce46" table:formula="of:=BITRSHIFT(BITAND([.AH104]; BITLSHIFT(1;4));4)" office:value-type="float" office:value="0" calcext:value-type="float">
            <text:p>0</text:p>
          </table:table-cell>
          <table:table-cell table:style-name="ce46" table:formula="of:=BITRSHIFT(BITAND([.AH104]; BITLSHIFT(1;3));3)" office:value-type="float" office:value="0" calcext:value-type="float">
            <text:p>0</text:p>
          </table:table-cell>
          <table:table-cell table:style-name="ce46" table:formula="of:=BITRSHIFT(BITAND([.AH104]; BITLSHIFT(1;2));2)" office:value-type="float" office:value="0" calcext:value-type="float">
            <text:p>0</text:p>
          </table:table-cell>
          <table:table-cell table:style-name="ce46" table:formula="of:=BITRSHIFT(BITAND([.AH104]; BITLSHIFT(1;1));1)" office:value-type="float" office:value="0" calcext:value-type="float">
            <text:p>0</text:p>
          </table:table-cell>
          <table:table-cell table:style-name="ce46" table:formula="of:=BITRSHIFT(BITAND([.AH104]; BITLSHIFT(1;0));0)" office:value-type="float" office:value="0" calcext:value-type="float">
            <text:p>0</text:p>
          </table:table-cell>
          <table:table-cell table:style-name="ce45" table:formula="of:=BITRSHIFT(BITAND([.AH94]; BITLSHIFT(1;10));10)" office:value-type="float" office:value="1" calcext:value-type="float">
            <text:p>1</text:p>
          </table:table-cell>
          <table:table-cell table:style-name="ce45" table:formula="of:=BITRSHIFT(BITAND([.AH94]; BITLSHIFT(1;9));9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104])" office:value-type="string" office:string-value="400" calcext:value-type="string">
            <text:p>400</text:p>
          </table:table-cell>
        </table:table-row>
        <table:table-row table:style-name="ro1">
          <table:table-cell table:style-name="ce7" office:value-type="string" calcext:value-type="string" table:number-columns-spanned="6" table:number-rows-spanned="1">
            <text:p>Ch[14]</text:p>
          </table:table-cell>
          <table:covered-table-cell table:number-columns-repeated="5"/>
          <table:table-cell table:style-name="ce7" office:value-type="string" calcext:value-type="string" table:number-columns-spanned="2" table:number-rows-spanned="1">
            <text:p>Ch[13]</text:p>
          </table:table-cell>
          <table:covered-table-cell/>
          <table:table-cell table:number-columns-repeated="2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28"/>
        </table:table-row>
        <table:table-row table:style-name="ro1">
          <table:table-cell table:style-name="ce8" office:value-type="string" calcext:value-type="string" table:number-columns-spanned="8" table:number-rows-spanned="1">
            <text:p>Stream[24]</text:p>
          </table:table-cell>
          <table:covered-table-cell table:number-columns-repeated="7"/>
          <table:table-cell table:number-columns-repeated="25"/>
          <table:table-cell office:value-type="string" calcext:value-type="string">
            <text:p>Channel[15]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5" table:formula="of:=BITLSHIFT([.Q109];7)+BITLSHIFT([.R109];6)+BITLSHIFT([.S109];5)+BITLSHIFT([.T109];4)+BITLSHIFT([.U109];3)+BITLSHIFT([.V109];2)+BITLSHIFT([.W109];1)+BITLSHIFT([.X109];0)" office:value-type="float" office:value="16" calcext:value-type="float">
            <text:p>16</text:p>
          </table:table-cell>
          <table:table-cell table:style-name="ce26" table:formula="of:=DEC2HEX([.J109])" office:value-type="string" office:string-value="10" calcext:value-type="string">
            <text:p>10</text:p>
          </table:table-cell>
          <table:table-cell table:number-columns-repeated="5"/>
          <table:table-cell table:style-name="ce47" table:formula="of:=BITRSHIFT(BITAND([.AH109]; BITLSHIFT(1;2));2)" office:value-type="float" office:value="0" calcext:value-type="float">
            <text:p>0</text:p>
          </table:table-cell>
          <table:table-cell table:style-name="ce47" table:formula="of:=BITRSHIFT(BITAND([.AH109]; BITLSHIFT(1;1));1)" office:value-type="float" office:value="0" calcext:value-type="float">
            <text:p>0</text:p>
          </table:table-cell>
          <table:table-cell table:style-name="ce47" table:formula="of:=BITRSHIFT(BITAND([.AH109]; BITLSHIFT(1;0));0)" office:value-type="float" office:value="0" calcext:value-type="float">
            <text:p>0</text:p>
          </table:table-cell>
          <table:table-cell table:style-name="ce46" table:formula="of:=BITRSHIFT(BITAND([.AH104]; BITLSHIFT(1;10));10)" office:value-type="float" office:value="1" calcext:value-type="float">
            <text:p>1</text:p>
          </table:table-cell>
          <table:table-cell table:style-name="ce46" table:formula="of:=BITRSHIFT(BITAND([.AH104]; BITLSHIFT(1;9));9)" office:value-type="float" office:value="0" calcext:value-type="float">
            <text:p>0</text:p>
          </table:table-cell>
          <table:table-cell table:style-name="ce46" table:formula="of:=BITRSHIFT(BITAND([.AH104]; BITLSHIFT(1;8));8)" office:value-type="float" office:value="0" calcext:value-type="float">
            <text:p>0</text:p>
          </table:table-cell>
          <table:table-cell table:style-name="ce46" table:formula="of:=BITRSHIFT(BITAND([.AH104]; BITLSHIFT(1;7));7)" office:value-type="float" office:value="0" calcext:value-type="float">
            <text:p>0</text:p>
          </table:table-cell>
          <table:table-cell table:style-name="ce46" table:formula="of:=BITRSHIFT(BITAND([.AH104]; BITLSHIFT(1;6));6)" office:value-type="float" office:value="0" calcext:value-type="float">
            <text:p>0</text:p>
          </table:table-cell>
          <table:table-cell table:number-columns-repeated="9"/>
          <table:table-cell table:style-name="ce30" table:formula="of:=HEX2DEC(&quot;400&quot;)" office:value-type="float" office:value="1024" calcext:value-type="float">
            <text:p>1024</text:p>
          </table:table-cell>
          <table:table-cell table:style-name="ce32" table:formula="of:=DEC2HEX([.AH109])" office:value-type="string" office:string-value="400" calcext:value-type="string">
            <text:p>400</text:p>
          </table:table-cell>
        </table:table-row>
        <table:table-row table:style-name="ro1">
          <table:table-cell table:style-name="Default" office:value-type="string" calcext:value-type="string" table:number-columns-spanned="3" table:number-rows-spanned="1">
            <text:p>Ch[15]</text:p>
          </table:table-cell>
          <table:covered-table-cell table:number-columns-repeated="2"/>
          <table:table-cell table:style-name="ce7" office:value-type="string" calcext:value-type="string" table:number-columns-spanned="5" table:number-rows-spanned="1">
            <text:p>Ch[14]</text:p>
          </table:table-cell>
          <table:covered-table-cell table:number-columns-repeated="4"/>
          <table:table-cell table:number-columns-repeated="27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31"/>
        </table:table-row>
        <table:table-row table:style-name="ro1">
          <table:table-cell table:style-name="ce8" office:value-type="string" calcext:value-type="string" table:number-columns-spanned="8" table:number-rows-spanned="1">
            <text:p>Stream[25]</text:p>
          </table:table-cell>
          <table:covered-table-cell table:number-columns-repeated="7"/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25" table:formula="of:=BITLSHIFT([.Q114];7)+BITLSHIFT([.R114];6)+BITLSHIFT([.S114];5)+BITLSHIFT([.T114];4)+BITLSHIFT([.U114];3)+BITLSHIFT([.V114];2)+BITLSHIFT([.W114];1)+BITLSHIFT([.X114];0)" office:value-type="float" office:value="128" calcext:value-type="float">
            <text:p>128</text:p>
          </table:table-cell>
          <table:table-cell table:style-name="ce26" table:formula="of:=DEC2HEX([.J114])" office:value-type="string" office:string-value="80" calcext:value-type="string">
            <text:p>80</text:p>
          </table:table-cell>
          <table:table-cell table:number-columns-repeated="5"/>
          <table:table-cell table:style-name="ce47" table:formula="of:=BITRSHIFT(BITAND([.AH109]; BITLSHIFT(1;10));10)" office:value-type="float" office:value="1" calcext:value-type="float">
            <text:p>1</text:p>
          </table:table-cell>
          <table:table-cell table:style-name="ce47" table:formula="of:=BITRSHIFT(BITAND([.AH109]; BITLSHIFT(1;9));9)" office:value-type="float" office:value="0" calcext:value-type="float">
            <text:p>0</text:p>
          </table:table-cell>
          <table:table-cell table:style-name="ce47" table:formula="of:=BITRSHIFT(BITAND([.AH109]; BITLSHIFT(1;8));8)" office:value-type="float" office:value="0" calcext:value-type="float">
            <text:p>0</text:p>
          </table:table-cell>
          <table:table-cell table:style-name="ce47" table:formula="of:=BITRSHIFT(BITAND([.AH109]; BITLSHIFT(1;7));7)" office:value-type="float" office:value="0" calcext:value-type="float">
            <text:p>0</text:p>
          </table:table-cell>
          <table:table-cell table:style-name="ce47" table:formula="of:=BITRSHIFT(BITAND([.AH109]; BITLSHIFT(1;6));6)" office:value-type="float" office:value="0" calcext:value-type="float">
            <text:p>0</text:p>
          </table:table-cell>
          <table:table-cell table:style-name="ce47" table:formula="of:=BITRSHIFT(BITAND([.AH109]; BITLSHIFT(1;5));5)" office:value-type="float" office:value="0" calcext:value-type="float">
            <text:p>0</text:p>
          </table:table-cell>
          <table:table-cell table:style-name="ce47" table:formula="of:=BITRSHIFT(BITAND([.AH109]; BITLSHIFT(1;4));4)" office:value-type="float" office:value="0" calcext:value-type="float">
            <text:p>0</text:p>
          </table:table-cell>
          <table:table-cell table:style-name="ce47" table:formula="of:=BITRSHIFT(BITAND([.AH109]; BITLSHIFT(1;3));3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 table:number-columns-spanned="8" table:number-rows-spanned="1">
            <text:p>Ch[15]</text:p>
          </table:table-cell>
          <table:covered-table-cell table:number-columns-repeated="7"/>
          <table:table-cell table:number-columns-repeated="27"/>
        </table:table-row>
        <table:table-row table:style-name="ro1" table:number-rows-repeated="3">
          <table:table-cell table:style-name="Default"/>
          <table:table-cell table:number-columns-repeated="34"/>
        </table:table-row>
        <table:table-row table:style-name="ro1">
          <table:table-cell table:style-name="ce21" office:value-type="string" calcext:value-type="string">
            <text:p>Hex</text:p>
          </table:table-cell>
          <table:table-cell table:number-columns-repeated="34"/>
        </table:table-row>
        <table:table-row table:style-name="ro1">
          <table:table-cell table:style-name="ce22" table:formula="of:=[.K9]" office:value-type="string" office:string-value="0" calcext:value-type="string">
            <text:p>0</text:p>
          </table:table-cell>
          <table:table-cell table:style-name="ce22" table:formula="of:=[.K14]" office:value-type="string" office:string-value="4" calcext:value-type="string">
            <text:p>4</text:p>
          </table:table-cell>
          <table:table-cell table:style-name="ce22" table:formula="of:=[.K19]" office:value-type="string" office:string-value="20" calcext:value-type="string">
            <text:p>20</text:p>
          </table:table-cell>
          <table:table-cell table:style-name="ce22" table:formula="of:=[.K24]" office:value-type="string" office:string-value="33" calcext:value-type="string">
            <text:p>33</text:p>
          </table:table-cell>
          <table:table-cell table:style-name="ce22" table:formula="of:=[.K29]" office:value-type="string" office:string-value="0" calcext:value-type="string">
            <text:p>0</text:p>
          </table:table-cell>
          <table:table-cell table:style-name="ce22" table:formula="of:=[.K34]" office:value-type="string" office:string-value="C8" calcext:value-type="string">
            <text:p>C8</text:p>
          </table:table-cell>
          <table:table-cell table:style-name="ce22" table:formula="of:=[.K39]" office:value-type="string" office:string-value="C" calcext:value-type="string">
            <text:p>C</text:p>
          </table:table-cell>
          <table:table-cell table:style-name="ce22" table:formula="of:=[.K44]" office:value-type="string" office:string-value="0" calcext:value-type="string">
            <text:p>0</text:p>
          </table:table-cell>
          <table:table-cell table:style-name="ce22" table:formula="of:=[.K49]" office:value-type="string" office:string-value="32" calcext:value-type="string">
            <text:p>32</text:p>
          </table:table-cell>
          <table:table-cell table:style-name="ce22" table:formula="of:=[.K54]" office:value-type="string" office:string-value="83" calcext:value-type="string">
            <text:p>83</text:p>
          </table:table-cell>
          <table:table-cell table:style-name="ce22" table:formula="of:=[.K59]" office:value-type="string" office:string-value="19" calcext:value-type="string">
            <text:p>19</text:p>
          </table:table-cell>
          <table:table-cell table:style-name="ce22" table:formula="of:=[.K64]" office:value-type="string" office:string-value="CC" calcext:value-type="string">
            <text:p>CC</text:p>
          </table:table-cell>
          <table:table-cell table:style-name="ce22" table:formula="of:=[.K69]" office:value-type="string" office:string-value="0" calcext:value-type="string">
            <text:p>0</text:p>
          </table:table-cell>
          <table:table-cell table:style-name="ce22" table:formula="of:=[.K74]" office:value-type="string" office:string-value="20" calcext:value-type="string">
            <text:p>20</text:p>
          </table:table-cell>
          <table:table-cell table:style-name="ce22" table:formula="of:=[.K79]" office:value-type="string" office:string-value="0" calcext:value-type="string">
            <text:p>0</text:p>
          </table:table-cell>
          <table:table-cell table:style-name="ce22" table:formula="of:=[.K84]" office:value-type="string" office:string-value="1" calcext:value-type="string">
            <text:p>1</text:p>
          </table:table-cell>
          <table:table-cell table:style-name="ce22" table:formula="of:=[.K89]" office:value-type="string" office:string-value="8" calcext:value-type="string">
            <text:p>8</text:p>
          </table:table-cell>
          <table:table-cell table:style-name="ce22" table:formula="of:=[.K94]" office:value-type="string" office:string-value="40" calcext:value-type="string">
            <text:p>40</text:p>
          </table:table-cell>
          <table:table-cell table:style-name="ce22" table:formula="of:=[.K99]" office:value-type="string" office:string-value="0" calcext:value-type="string">
            <text:p>0</text:p>
          </table:table-cell>
          <table:table-cell table:style-name="ce22" table:formula="of:=[.K104]" office:value-type="string" office:string-value="2" calcext:value-type="string">
            <text:p>2</text:p>
          </table:table-cell>
          <table:table-cell table:style-name="ce22" table:formula="of:=[.K109]" office:value-type="string" office:string-value="10" calcext:value-type="string">
            <text:p>10</text:p>
          </table:table-cell>
          <table:table-cell table:style-name="ce22" table:formula="of:=[.K114]" office:value-type="string" office:string-value="80" calcext:value-type="string">
            <text:p>80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table:style-name="ce21" office:value-type="string" calcext:value-type="string">
            <text:p>Channel Decode</text:p>
          </table:table-cell>
          <table:table-cell table:number-columns-repeated="34"/>
        </table:table-row>
        <table:table-row table:style-name="ro1">
          <table:table-cell table:style-name="ce22" table:formula="of:=[.AI9]" office:value-type="string" office:string-value="400" calcext:value-type="string">
            <text:p>400</text:p>
          </table:table-cell>
          <table:table-cell table:style-name="ce22" table:formula="of:=[.AI14]" office:value-type="string" office:string-value="400" calcext:value-type="string">
            <text:p>400</text:p>
          </table:table-cell>
          <table:table-cell table:style-name="ce23" table:formula="of:=[.AI19]" office:value-type="string" office:string-value="CC" calcext:value-type="string">
            <text:p>CC</text:p>
          </table:table-cell>
          <table:table-cell table:style-name="ce23" table:formula="of:=[.AI29]" office:value-type="string" office:string-value="400" calcext:value-type="string">
            <text:p>400</text:p>
          </table:table-cell>
          <table:table-cell table:style-name="ce23" table:formula="of:=[.AI34]" office:value-type="string" office:string-value="CC" calcext:value-type="string">
            <text:p>CC</text:p>
          </table:table-cell>
          <table:table-cell table:style-name="ce23" table:formula="of:=[.AI39]" office:value-type="string" office:string-value="400" calcext:value-type="string">
            <text:p>400</text:p>
          </table:table-cell>
          <table:table-cell table:style-name="ce23" table:formula="of:=[.AI49]" office:value-type="string" office:string-value="CC" calcext:value-type="string">
            <text:p>CC</text:p>
          </table:table-cell>
          <table:table-cell table:style-name="ce23" table:formula="of:=[.AI54]" office:value-type="string" office:string-value="CC" calcext:value-type="string">
            <text:p>CC</text:p>
          </table:table-cell>
          <table:table-cell table:style-name="ce23" table:formula="of:=[.AI64]" office:value-type="string" office:string-value="CC" calcext:value-type="string">
            <text:p>CC</text:p>
          </table:table-cell>
          <table:table-cell table:style-name="ce23" table:formula="of:=[.AI69]" office:value-type="string" office:string-value="400" calcext:value-type="string">
            <text:p>400</text:p>
          </table:table-cell>
          <table:table-cell table:style-name="ce23" table:formula="of:=[.AI74]" office:value-type="string" office:string-value="400" calcext:value-type="string">
            <text:p>400</text:p>
          </table:table-cell>
          <table:table-cell table:style-name="ce23" table:formula="of:=[.AI84]" office:value-type="string" office:string-value="400" calcext:value-type="string">
            <text:p>400</text:p>
          </table:table-cell>
          <table:table-cell table:style-name="ce23" table:formula="of:=[.AI89]" office:value-type="string" office:string-value="400" calcext:value-type="string">
            <text:p>400</text:p>
          </table:table-cell>
          <table:table-cell table:style-name="ce23" table:formula="of:=[.AI94]" office:value-type="string" office:string-value="400" calcext:value-type="string">
            <text:p>400</text:p>
          </table:table-cell>
          <table:table-cell table:style-name="ce23" table:formula="of:=[.AI104]" office:value-type="string" office:string-value="400" calcext:value-type="string">
            <text:p>400</text:p>
          </table:table-cell>
          <table:table-cell table:style-name="ce23" table:formula="of:=[.AI109]" office:value-type="string" office:string-value="400" calcext:value-type="string">
            <text:p>4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" number:title="Hex">
      <number:text>0x</number:text>
      <number:number number:decimal-places="0" number:min-integer-digits="0"/>
    </number:number-style>
    <number:number-style style:name="N149">
      <number:number number:decimal-places="0" number:min-integer-digits="0"/>
      <number:text>h</number:text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00/00/00</text:date>, <text:time style:data-style-name="N2" text:time-value="13:30:21.49754392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5:12:07.714928433</meta:creation-date>
    <dc:date>2018-05-13T14:16:45.169756116</dc:date>
    <meta:editing-duration>PT8H47M37S</meta:editing-duration>
    <meta:editing-cycles>58</meta:editing-cycles>
    <meta:generator>LibreOffice/4.2.8.2$Linux_X86_64 LibreOffice_project/420m0$Build-2</meta:generator>
    <meta:print-date>2018-05-02T18:18:45.023106864</meta:print-date>
    <meta:document-statistic meta:table-count="2" meta:cell-count="1891" meta:object-count="0"/>
  </office:meta>
</office:document-meta>
</file>